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6.341cm"/>
    </style:style>
    <style:style style:name="co6" style:family="table-column">
      <style:table-column-properties fo:break-before="auto" style:column-width="4.239cm"/>
    </style:style>
    <style:style style:name="co4" style:family="table-column">
      <style:table-column-properties fo:break-before="auto" style:column-width="2.258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5.468cm"/>
    </style:style>
    <style:style style:name="co16" style:family="table-column">
      <style:table-column-properties fo:break-before="auto" style:column-width="6.003cm"/>
    </style:style>
    <style:style style:name="co17" style:family="table-column">
      <style:table-column-properties fo:break-before="auto" style:column-width="4.008cm"/>
    </style:style>
    <style:style style:name="co18" style:family="table-column">
      <style:table-column-properties fo:break-before="auto" style:column-width="3.812cm"/>
    </style:style>
    <style:style style:name="co19" style:family="table-column">
      <style:table-column-properties fo:break-before="auto" style:column-width="4.025cm"/>
    </style:style>
    <style:style style:name="co20" style:family="table-column">
      <style:table-column-properties fo:break-before="auto" style:column-width="2.743cm"/>
    </style:style>
    <style:style style:name="co21" style:family="table-column">
      <style:table-column-properties fo:break-before="auto" style:column-width="2.332cm"/>
    </style:style>
    <style:style style:name="co22"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12" style:family="table-row">
      <style:table-row-properties style:row-height="0.953cm" fo:break-before="auto" style:use-optimal-row-height="true"/>
    </style:style>
    <style:style style:name="ro11" style:family="table-row">
      <style:table-row-properties style:row-height="2.893cm" fo:break-before="auto" style:use-optimal-row-height="true"/>
    </style:style>
    <style:style style:name="ro13" style:family="table-row">
      <style:table-row-properties style:row-height="0.547cm" fo:break-before="auto" style:use-optimal-row-height="true"/>
    </style:style>
    <style:style style:name="ro5" style:family="table-row">
      <style:table-row-properties style:row-height="0.847cm" fo:break-before="auto" style:use-optimal-row-height="true"/>
    </style:style>
    <style:style style:name="ro14" style:family="table-row">
      <style:table-row-properties style:row-height="3.175cm" fo:break-before="auto" style:use-optimal-row-height="true"/>
    </style:style>
    <style:style style:name="ro15" style:family="table-row">
      <style:table-row-properties style:row-height="0.452cm" fo:break-before="auto" style:use-optimal-row-height="true"/>
    </style:style>
    <style:style style:name="ro6" style:family="table-row">
      <style:table-row-properties style:row-height="1.341cm" fo:break-before="auto" style:use-optimal-row-height="true"/>
    </style:style>
    <style:style style:name="ro7" style:family="table-row">
      <style:table-row-properties style:row-height="1.729cm" fo:break-before="auto" style:use-optimal-row-height="true"/>
    </style:style>
    <style:style style:name="ro8" style:family="table-row">
      <style:table-row-properties style:row-height="2.117cm" fo:break-before="auto" style:use-optimal-row-height="true"/>
    </style:style>
    <style:style style:name="ro16" style:family="table-row">
      <style:table-row-properties style:row-height="2.505cm" fo:break-before="auto" style:use-optimal-row-height="true"/>
    </style:style>
    <style:style style:name="ro17" style:family="table-row">
      <style:table-row-properties style:row-height="5.239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4.075cm" fo:break-before="auto" style:use-optimal-row-height="true"/>
    </style:style>
    <style:style style:name="ro22" style:family="table-row">
      <style:table-row-properties style:row-height="1.623cm" fo:break-before="auto" style:use-optimal-row-height="true"/>
    </style:style>
    <style:style style:name="ro23" style:family="table-row">
      <style:table-row-properties style:row-height="6.015cm" fo:break-before="auto" style:use-optimal-row-height="true"/>
    </style:style>
    <style:style style:name="ro24" style:family="table-row">
      <style:table-row-properties style:row-height="8.343cm" fo:break-before="auto" style:use-optimal-row-height="true"/>
    </style:style>
    <style:style style:name="ta1" style:family="table" style:master-page-name="Default">
      <style:table-properties table:display="true" style:writing-mode="lr-tb"/>
    </style:style>
    <style:style style:name="ce102" style:family="table-cell" style:parent-style-name="Default">
      <style:table-cell-properties fo:wrap-option="wrap"/>
    </style:style>
    <style:style style:name="ce106"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112"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113"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114"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115"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116"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117" style:family="table-cell" style:parent-style-name="Default">
      <style:table-cell-properties style:text-align-source="fix" style:repeat-content="false" fo:wrap-option="wrap" fo:padding="0.101cm" style:vertical-align="automatic"/>
      <style:paragraph-properties fo:text-align="center" fo:margin-left="0cm"/>
    </style:style>
    <style:style style:name="ce80" style:family="table-cell" style:parent-style-name="Default">
      <style:table-cell-properties style:text-align-source="fix" style:repeat-content="false" fo:wrap-option="wrap" style:vertical-align="middle"/>
      <style:paragraph-properties fo:text-align="start" fo:margin-left="0cm"/>
    </style:style>
    <style:style style:name="ce96" style:family="table-cell" style:parent-style-name="Default">
      <style:table-cell-properties style:text-align-source="fix" style:repeat-content="false" fo:wrap-option="wrap" fo:padding="0.101cm" style:vertical-align="middle"/>
      <style:paragraph-properties fo:text-align="start" fo:margin-left="0cm"/>
    </style:style>
    <style:style style:name="ce97" style:family="table-cell" style:parent-style-name="Default">
      <style:table-cell-properties fo:wrap-option="wrap" fo:padding="0.101cm"/>
    </style:style>
    <style:style style:name="ce98"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119"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120" style:family="table-cell" style:parent-style-name="Default">
      <style:table-cell-properties fo:wrap-option="wrap" fo:border="0.06pt solid #000000" fo:padding="0.101cm"/>
    </style:style>
    <style:style style:name="ce121"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61"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4"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122" style:family="table-cell" style:parent-style-name="Default">
      <style:table-cell-properties fo:wrap-option="wrap" fo:padding="0.101cm"/>
      <style:text-properties fo:color="#abcbd8"/>
    </style:style>
    <style:style style:name="ce123" style:family="table-cell" style:parent-style-name="En-tête_20_de_20_tableau">
      <style:table-cell-properties style:text-align-source="fix" style:repeat-content="false" style:vertical-align="middle"/>
      <style:paragraph-properties fo:text-align="center"/>
    </style:style>
    <style:style style:name="ce124" style:family="table-cell" style:parent-style-name="Default">
      <style:table-cell-properties fo:wrap-option="wrap" fo:padding="0.101cm"/>
      <style:text-properties style:font-name="Liberation Sans" fo:font-weight="bold" style:font-weight-asian="bold" style:font-weight-complex="bold"/>
    </style:style>
    <style:style style:name="ce125" style:family="table-cell" style:parent-style-name="Default">
      <style:table-cell-properties fo:wrap-option="wrap" fo:padding="0.101cm"/>
      <style:text-properties style:font-name="Liberation Sans"/>
    </style:style>
    <style:style style:name="ce12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2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3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3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3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3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37"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38" style:family="table-cell" style:parent-style-name="Default">
      <style:table-cell-properties fo:wrap-option="wrap" fo:padding="0.101cm" style:vertical-align="top"/>
      <style:text-properties style:font-name="Liberation Sans"/>
    </style:style>
    <style:style style:name="ce44"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45"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47"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49" style:family="table-cell" style:parent-style-name="Default">
      <style:table-cell-properties style:text-align-source="fix" style:repeat-content="false" fo:wrap-option="wrap" style:vertical-align="middle"/>
      <style:paragraph-properties fo:text-align="start" fo:margin-left="0cm"/>
    </style:style>
    <style:style style:name="ce50" style:family="table-cell" style:parent-style-name="Default">
      <style:table-cell-properties style:text-align-source="fix" style:repeat-content="false" fo:wrap-option="wrap" fo:padding="0.101cm" style:vertical-align="middle"/>
      <style:paragraph-properties fo:text-align="start" fo:margin-left="0cm"/>
    </style:style>
    <style:style style:name="ce51" style:family="table-cell" style:parent-style-name="Default">
      <style:table-cell-properties fo:wrap-option="wrap" fo:padding="0.101cm"/>
    </style:style>
    <style:style style:name="ce52"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padding="0.101cm"/>
    </style:style>
    <style:style style:name="ce55" style:family="table-cell" style:parent-style-name="Default">
      <style:table-cell-properties fo:wrap-option="wrap"/>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57"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3"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5"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66"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67"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6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71" style:family="table-cell" style:parent-style-name="Default">
      <style:table-cell-properties style:text-align-source="fix" style:repeat-content="false" fo:wrap-option="wrap" fo:padding="0.101cm" style:vertical-align="automatic"/>
      <style:paragraph-properties fo:text-align="center" fo:margin-left="0cm"/>
    </style:style>
    <style:style style:name="ce72"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73"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74" style:family="table-cell" style:parent-style-name="Default">
      <style:table-cell-properties fo:wrap-option="wrap" fo:border="0.06pt solid #000000" fo:padding="0.101cm"/>
    </style:style>
    <style:style style:name="ce76"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77" style:family="table-cell" style:parent-style-name="Default">
      <style:table-cell-properties fo:wrap-option="wrap" fo:padding="0.101cm"/>
      <style:text-properties fo:color="#abcbd8"/>
    </style:style>
    <style:style style:name="ce78" style:family="table-cell" style:parent-style-name="En-tête_20_de_20_tableau">
      <style:table-cell-properties style:text-align-source="fix" style:repeat-content="false" style:vertical-align="middle"/>
      <style:paragraph-properties fo:text-align="center"/>
    </style:style>
    <style:style style:name="ce79" style:family="table-cell" style:parent-style-name="Default">
      <style:table-cell-properties fo:wrap-option="wrap" fo:padding="0.101cm"/>
      <style:text-properties style:font-name="Liberation Sans" fo:font-weight="bold" style:font-weight-asian="bold" style:font-weight-complex="bold"/>
    </style:style>
    <style:style style:name="ce81" style:family="table-cell" style:parent-style-name="Default">
      <style:table-cell-properties fo:wrap-option="wrap" fo:padding="0.101cm"/>
      <style:text-properties style:font-name="Liberation Sans"/>
    </style:style>
    <style:style style:name="ce82"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background-color="transparent"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8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9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9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4"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9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B6"/>
      <style:map style:condition="is-true-formula(MOD(ROW()0.2=0))" style:apply-style-name="Fond_20_gris" style:base-cell-address="'Règles (modèle)'.B6"/>
    </style:style>
    <style:style style:name="ce101" style:family="table-cell" style:parent-style-name="Default">
      <style:table-cell-properties fo:wrap-option="wrap" fo:padding="0.101cm" style:vertical-align="top"/>
      <style:text-properties style:font-name="Liberation Sans" fo:font-weight="bold" style:font-weight-asian="bold" style:font-weight-complex="bold"/>
    </style:style>
    <style:style style:name="ce104" style:family="table-cell" style:parent-style-name="Default">
      <style:table-cell-properties fo:wrap-option="wrap" fo:padding="0.101cm" style:vertical-align="top"/>
      <style:text-properties style:font-name="Liberation Sans"/>
    </style:style>
    <style:style style:name="ce84"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85"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15"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24" style:family="table-cell" style:parent-style-name="Default">
      <style:table-cell-properties fo:wrap-option="wrap" fo:padding="0.101cm"/>
      <style:text-properties fo:font-weight="normal" style:font-weight-asian="normal" style:font-weight-complex="normal"/>
    </style:style>
    <style:style style:name="ce25" style:family="table-cell" style:parent-style-name="Default">
      <style:table-cell-properties fo:wrap-option="wrap" fo:border="0.06pt solid #000000" fo:padding="0.101cm" style:vertical-align="top"/>
    </style:style>
    <style:style style:name="ce26" style:family="table-cell" style:parent-style-name="Default">
      <style:table-cell-properties fo:wrap-option="wrap" fo:padding="0.101cm" style:vertical-align="top"/>
    </style:style>
    <style:style style:name="ce10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F4"/>
      <style:map style:condition="cell-content()=&quot;Validé&quot;" style:apply-style-name="Statut_20_-_20_Non_20__28_problème_20_non_20_détecté_29_" style:base-cell-address="P01.F4"/>
      <style:map style:condition="cell-content()=&quot;NA&quot;" style:apply-style-name="Statut_20_-_20_NA" style:base-cell-address="P01.F4"/>
      <style:map style:condition="cell-content()=&quot;NT&quot;" style:apply-style-name="Statut_20_-_20_NT" style:base-cell-address="P01.F4"/>
    </style:style>
    <style:style style:name="ce10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F4"/>
      <style:map style:condition="cell-content()=&quot;Validé&quot;" style:apply-style-name="Statut_20_-_20_Non_20__28_problème_20_non_20_détecté_29_" style:base-cell-address="P02.F4"/>
      <style:map style:condition="cell-content()=&quot;NA&quot;" style:apply-style-name="Statut_20_-_20_NA" style:base-cell-address="P02.F4"/>
      <style:map style:condition="cell-content()=&quot;NT&quot;" style:apply-style-name="Statut_20_-_20_NT" style:base-cell-address="P02.F4"/>
    </style:style>
    <style:style style:name="ce10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5"/>
      <style:map style:condition="cell-content()=&quot;Problème non détecté&quot;" style:apply-style-name="Statut_20_-_20_Non_20__28_problème_20_non_20_détecté_29_" style:base-cell-address="P02.F5"/>
      <style:map style:condition="cell-content()=&quot;NA&quot;" style:apply-style-name="Statut_20_-_20_NA" style:base-cell-address="P02.F5"/>
      <style:map style:condition="cell-content()=&quot;NT&quot;" style:apply-style-name="Statut_20_-_20_NT" style:base-cell-address="P02.F5"/>
    </style:style>
    <style:style style:name="ce10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2.F5"/>
      <style:map style:condition="cell-content()=&quot;Problème non détecté&quot;" style:apply-style-name="Statut_20_-_20_Non_20__28_problème_20_non_20_détecté_29_" style:base-cell-address="P02.F5"/>
      <style:map style:condition="cell-content()=&quot;NA&quot;" style:apply-style-name="Statut_20_-_20_NA" style:base-cell-address="P02.F5"/>
      <style:map style:condition="cell-content()=&quot;NT&quot;" style:apply-style-name="Statut_20_-_20_NT" style:base-cell-address="P02.F5"/>
    </style:style>
    <style:style style:name="ce14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F4"/>
      <style:map style:condition="cell-content()=&quot;Validé&quot;" style:apply-style-name="Statut_20_-_20_Non_20__28_problème_20_non_20_détecté_29_" style:base-cell-address="P03.F4"/>
      <style:map style:condition="cell-content()=&quot;NA&quot;" style:apply-style-name="Statut_20_-_20_NA" style:base-cell-address="P03.F4"/>
      <style:map style:condition="cell-content()=&quot;NT&quot;" style:apply-style-name="Statut_20_-_20_NT" style:base-cell-address="P03.F4"/>
    </style:style>
    <style:style style:name="ce15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5"/>
      <style:map style:condition="cell-content()=&quot;Problème non détecté&quot;" style:apply-style-name="Statut_20_-_20_Non_20__28_problème_20_non_20_détecté_29_" style:base-cell-address="P03.F5"/>
      <style:map style:condition="cell-content()=&quot;NA&quot;" style:apply-style-name="Statut_20_-_20_NA" style:base-cell-address="P03.F5"/>
      <style:map style:condition="cell-content()=&quot;NT&quot;" style:apply-style-name="Statut_20_-_20_NT" style:base-cell-address="P03.F5"/>
    </style:style>
    <style:style style:name="ce15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3.F5"/>
      <style:map style:condition="cell-content()=&quot;Problème non détecté&quot;" style:apply-style-name="Statut_20_-_20_Non_20__28_problème_20_non_20_détecté_29_" style:base-cell-address="P03.F5"/>
      <style:map style:condition="cell-content()=&quot;NA&quot;" style:apply-style-name="Statut_20_-_20_NA" style:base-cell-address="P03.F5"/>
      <style:map style:condition="cell-content()=&quot;NT&quot;" style:apply-style-name="Statut_20_-_20_NT" style:base-cell-address="P03.F5"/>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F4"/>
      <style:map style:condition="cell-content()=&quot;Validé&quot;" style:apply-style-name="Statut_20_-_20_Non_20__28_problème_20_non_20_détecté_29_" style:base-cell-address="P04.F4"/>
      <style:map style:condition="cell-content()=&quot;NA&quot;" style:apply-style-name="Statut_20_-_20_NA" style:base-cell-address="P04.F4"/>
      <style:map style:condition="cell-content()=&quot;NT&quot;" style:apply-style-name="Statut_20_-_20_NT" style:base-cell-address="P04.F4"/>
    </style:style>
    <style:style style:name="ce15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5"/>
      <style:map style:condition="cell-content()=&quot;Problème non détecté&quot;" style:apply-style-name="Statut_20_-_20_Non_20__28_problème_20_non_20_détecté_29_" style:base-cell-address="P04.F5"/>
      <style:map style:condition="cell-content()=&quot;NA&quot;" style:apply-style-name="Statut_20_-_20_NA" style:base-cell-address="P04.F5"/>
      <style:map style:condition="cell-content()=&quot;NT&quot;" style:apply-style-name="Statut_20_-_20_NT" style:base-cell-address="P04.F5"/>
    </style:style>
    <style:style style:name="ce15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4.F5"/>
      <style:map style:condition="cell-content()=&quot;Problème non détecté&quot;" style:apply-style-name="Statut_20_-_20_Non_20__28_problème_20_non_20_détecté_29_" style:base-cell-address="P04.F5"/>
      <style:map style:condition="cell-content()=&quot;NA&quot;" style:apply-style-name="Statut_20_-_20_NA" style:base-cell-address="P04.F5"/>
      <style:map style:condition="cell-content()=&quot;NT&quot;" style:apply-style-name="Statut_20_-_20_NT" style:base-cell-address="P04.F5"/>
    </style:style>
    <style:style style:name="ce1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F4"/>
      <style:map style:condition="cell-content()=&quot;Validé&quot;" style:apply-style-name="Statut_20_-_20_Non_20__28_problème_20_non_20_détecté_29_" style:base-cell-address="P05.F4"/>
      <style:map style:condition="cell-content()=&quot;NA&quot;" style:apply-style-name="Statut_20_-_20_NA" style:base-cell-address="P05.F4"/>
      <style:map style:condition="cell-content()=&quot;NT&quot;" style:apply-style-name="Statut_20_-_20_NT" style:base-cell-address="P05.F4"/>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5"/>
      <style:map style:condition="cell-content()=&quot;Problème non détecté&quot;" style:apply-style-name="Statut_20_-_20_Non_20__28_problème_20_non_20_détecté_29_" style:base-cell-address="P05.F5"/>
      <style:map style:condition="cell-content()=&quot;NA&quot;" style:apply-style-name="Statut_20_-_20_NA" style:base-cell-address="P05.F5"/>
      <style:map style:condition="cell-content()=&quot;NT&quot;" style:apply-style-name="Statut_20_-_20_NT" style:base-cell-address="P05.F5"/>
    </style:style>
    <style:style style:name="ce15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5.F5"/>
      <style:map style:condition="cell-content()=&quot;Problème non détecté&quot;" style:apply-style-name="Statut_20_-_20_Non_20__28_problème_20_non_20_détecté_29_" style:base-cell-address="P05.F5"/>
      <style:map style:condition="cell-content()=&quot;NA&quot;" style:apply-style-name="Statut_20_-_20_NA" style:base-cell-address="P05.F5"/>
      <style:map style:condition="cell-content()=&quot;NT&quot;" style:apply-style-name="Statut_20_-_20_NT" style:base-cell-address="P05.F5"/>
    </style:style>
    <style:style style:name="ce15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F4"/>
      <style:map style:condition="cell-content()=&quot;Validé&quot;" style:apply-style-name="Statut_20_-_20_Non_20__28_problème_20_non_20_détecté_29_" style:base-cell-address="P06.F4"/>
      <style:map style:condition="cell-content()=&quot;NA&quot;" style:apply-style-name="Statut_20_-_20_NA" style:base-cell-address="P06.F4"/>
      <style:map style:condition="cell-content()=&quot;NT&quot;" style:apply-style-name="Statut_20_-_20_NT" style:base-cell-address="P06.F4"/>
    </style:style>
    <style:style style:name="ce15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5"/>
      <style:map style:condition="cell-content()=&quot;Problème non détecté&quot;" style:apply-style-name="Statut_20_-_20_Non_20__28_problème_20_non_20_détecté_29_" style:base-cell-address="P06.F5"/>
      <style:map style:condition="cell-content()=&quot;NA&quot;" style:apply-style-name="Statut_20_-_20_NA" style:base-cell-address="P06.F5"/>
      <style:map style:condition="cell-content()=&quot;NT&quot;" style:apply-style-name="Statut_20_-_20_NT" style:base-cell-address="P06.F5"/>
    </style:style>
    <style:style style:name="ce16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6.F5"/>
      <style:map style:condition="cell-content()=&quot;Problème non détecté&quot;" style:apply-style-name="Statut_20_-_20_Non_20__28_problème_20_non_20_détecté_29_" style:base-cell-address="P06.F5"/>
      <style:map style:condition="cell-content()=&quot;NA&quot;" style:apply-style-name="Statut_20_-_20_NA" style:base-cell-address="P06.F5"/>
      <style:map style:condition="cell-content()=&quot;NT&quot;" style:apply-style-name="Statut_20_-_20_NT" style:base-cell-address="P06.F5"/>
    </style:style>
    <style:style style:name="ce103"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F4"/>
      <style:map style:condition="cell-content()=&quot;Validé&quot;" style:apply-style-name="Statut_20_-_20_Non_20__28_problème_20_non_20_détecté_29_" style:base-cell-address="P07.F4"/>
      <style:map style:condition="cell-content()=&quot;NA&quot;" style:apply-style-name="Statut_20_-_20_NA" style:base-cell-address="P07.F4"/>
      <style:map style:condition="cell-content()=&quot;NT&quot;" style:apply-style-name="Statut_20_-_20_NT" style:base-cell-address="P07.F4"/>
    </style:style>
    <style:style style:name="ce1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5"/>
      <style:map style:condition="cell-content()=&quot;Problème non détecté&quot;" style:apply-style-name="Statut_20_-_20_Non_20__28_problème_20_non_20_détecté_29_" style:base-cell-address="P07.F5"/>
      <style:map style:condition="cell-content()=&quot;NA&quot;" style:apply-style-name="Statut_20_-_20_NA" style:base-cell-address="P07.F5"/>
      <style:map style:condition="cell-content()=&quot;NT&quot;" style:apply-style-name="Statut_20_-_20_NT" style:base-cell-address="P07.F5"/>
    </style:style>
    <style:style style:name="ce16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7.F5"/>
      <style:map style:condition="cell-content()=&quot;Problème non détecté&quot;" style:apply-style-name="Statut_20_-_20_Non_20__28_problème_20_non_20_détecté_29_" style:base-cell-address="P07.F5"/>
      <style:map style:condition="cell-content()=&quot;NA&quot;" style:apply-style-name="Statut_20_-_20_NA" style:base-cell-address="P07.F5"/>
      <style:map style:condition="cell-content()=&quot;NT&quot;" style:apply-style-name="Statut_20_-_20_NT" style:base-cell-address="P07.F5"/>
    </style:style>
    <style:style style:name="ce16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F4"/>
      <style:map style:condition="cell-content()=&quot;Validé&quot;" style:apply-style-name="Statut_20_-_20_Non_20__28_problème_20_non_20_détecté_29_" style:base-cell-address="P08.F4"/>
      <style:map style:condition="cell-content()=&quot;NA&quot;" style:apply-style-name="Statut_20_-_20_NA" style:base-cell-address="P08.F4"/>
      <style:map style:condition="cell-content()=&quot;NT&quot;" style:apply-style-name="Statut_20_-_20_NT" style:base-cell-address="P08.F4"/>
    </style:style>
    <style:style style:name="ce16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5"/>
      <style:map style:condition="cell-content()=&quot;Problème non détecté&quot;" style:apply-style-name="Statut_20_-_20_Non_20__28_problème_20_non_20_détecté_29_" style:base-cell-address="P08.F5"/>
      <style:map style:condition="cell-content()=&quot;NA&quot;" style:apply-style-name="Statut_20_-_20_NA" style:base-cell-address="P08.F5"/>
      <style:map style:condition="cell-content()=&quot;NT&quot;" style:apply-style-name="Statut_20_-_20_NT" style:base-cell-address="P08.F5"/>
    </style:style>
    <style:style style:name="ce16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8.F5"/>
      <style:map style:condition="cell-content()=&quot;Problème non détecté&quot;" style:apply-style-name="Statut_20_-_20_Non_20__28_problème_20_non_20_détecté_29_" style:base-cell-address="P08.F5"/>
      <style:map style:condition="cell-content()=&quot;NA&quot;" style:apply-style-name="Statut_20_-_20_NA" style:base-cell-address="P08.F5"/>
      <style:map style:condition="cell-content()=&quot;NT&quot;" style:apply-style-name="Statut_20_-_20_NT" style:base-cell-address="P08.F5"/>
    </style:style>
    <style:style style:name="ce16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F4"/>
      <style:map style:condition="cell-content()=&quot;Validé&quot;" style:apply-style-name="Statut_20_-_20_Non_20__28_problème_20_non_20_détecté_29_" style:base-cell-address="P09.F4"/>
      <style:map style:condition="cell-content()=&quot;NA&quot;" style:apply-style-name="Statut_20_-_20_NA" style:base-cell-address="P09.F4"/>
      <style:map style:condition="cell-content()=&quot;NT&quot;" style:apply-style-name="Statut_20_-_20_NT" style:base-cell-address="P09.F4"/>
    </style:style>
    <style:style style:name="ce16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5"/>
      <style:map style:condition="cell-content()=&quot;Problème non détecté&quot;" style:apply-style-name="Statut_20_-_20_Non_20__28_problème_20_non_20_détecté_29_" style:base-cell-address="P09.F5"/>
      <style:map style:condition="cell-content()=&quot;NA&quot;" style:apply-style-name="Statut_20_-_20_NA" style:base-cell-address="P09.F5"/>
      <style:map style:condition="cell-content()=&quot;NT&quot;" style:apply-style-name="Statut_20_-_20_NT" style:base-cell-address="P09.F5"/>
    </style:style>
    <style:style style:name="ce17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09.F5"/>
      <style:map style:condition="cell-content()=&quot;Problème non détecté&quot;" style:apply-style-name="Statut_20_-_20_Non_20__28_problème_20_non_20_détecté_29_" style:base-cell-address="P09.F5"/>
      <style:map style:condition="cell-content()=&quot;NA&quot;" style:apply-style-name="Statut_20_-_20_NA" style:base-cell-address="P09.F5"/>
      <style:map style:condition="cell-content()=&quot;NT&quot;" style:apply-style-name="Statut_20_-_20_NT" style:base-cell-address="P09.F5"/>
    </style:style>
    <style:style style:name="ce171"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F4"/>
      <style:map style:condition="cell-content()=&quot;Validé&quot;" style:apply-style-name="Statut_20_-_20_Non_20__28_problème_20_non_20_détecté_29_" style:base-cell-address="P10.F4"/>
      <style:map style:condition="cell-content()=&quot;NA&quot;" style:apply-style-name="Statut_20_-_20_NA" style:base-cell-address="P10.F4"/>
      <style:map style:condition="cell-content()=&quot;NT&quot;" style:apply-style-name="Statut_20_-_20_NT" style:base-cell-address="P10.F4"/>
    </style:style>
    <style:style style:name="ce17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5"/>
      <style:map style:condition="cell-content()=&quot;Problème non détecté&quot;" style:apply-style-name="Statut_20_-_20_Non_20__28_problème_20_non_20_détecté_29_" style:base-cell-address="P10.F5"/>
      <style:map style:condition="cell-content()=&quot;NA&quot;" style:apply-style-name="Statut_20_-_20_NA" style:base-cell-address="P10.F5"/>
      <style:map style:condition="cell-content()=&quot;NT&quot;" style:apply-style-name="Statut_20_-_20_NT" style:base-cell-address="P10.F5"/>
    </style:style>
    <style:style style:name="ce17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Problème(s) détecté(s)&quot;" style:apply-style-name="Statut_20_-_20_Oui_20__28_problème_20_détecté_29_" style:base-cell-address="P10.F5"/>
      <style:map style:condition="cell-content()=&quot;Problème non détecté&quot;" style:apply-style-name="Statut_20_-_20_Non_20__28_problème_20_non_20_détecté_29_" style:base-cell-address="P10.F5"/>
      <style:map style:condition="cell-content()=&quot;NA&quot;" style:apply-style-name="Statut_20_-_20_NA" style:base-cell-address="P10.F5"/>
      <style:map style:condition="cell-content()=&quot;NT&quot;" style:apply-style-name="Statut_20_-_20_NT" style:base-cell-address="P10.F5"/>
    </style:style>
    <style:style style:name="T2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20"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8" style:family="text">
      <style:text-properties style:text-outline="false" style:text-line-through-style="none" style:text-line-through-type="none" style:font-name="Liberation Sans" fo:font-size="10pt" fo:language="fr" fo:country="FR"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Lucida Sans" style:font-size-complex="10pt" style:language-complex="hi" style:country-complex="IN" style:font-style-complex="italic" style:font-weight-complex="bold" style:text-emphasize="none" style:font-relief="none" style:text-overline-style="none" style:text-overline-color="font-color"/>
    </style:style>
    <style:style style:name="T29"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T30"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17" style:family="text">
      <style:text-properties style:text-underline-style="solid" style:text-underline-width="auto" style:text-underline-color="font-color"/>
    </style:style>
    <style:style style:name="T31" style:family="text">
      <style:text-properties style:text-outline="false" style:text-line-through-style="none" style:text-line-through-type="none" fo:language="fr" fo:country="FR" fo:font-style="normal" fo:text-shadow="none" style:text-underline-style="none"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3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normal" style:font-weight-asian="normal" style:font-weight-complex="normal"/>
    </style:style>
    <style:style style:name="T1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8" style:family="text">
      <style:text-properties style:use-window-font-color="true"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Segoe UI" style:font-name-complex="Tahoma"/>
    </style:style>
    <style:style style:name="T22"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23"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4"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25"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2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33"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F4">
          <table:error-message table:message-type="stop" table:display="true"/>
        </table:content-validation>
        <table:content-validation table:name="val2" table:condition="of:cell-content-is-in-list(&quot;Problème(s) détecté(s)&quot;;&quot;Problème non détecté&quot;;&quot;NA&quot;;&quot;NT&quot;)" table:allow-empty-cell="false" table:display-list="unsorted" table:base-cell-address="P01.F4">
          <table:error-message table:message-type="stop" table:display="true"/>
        </table:content-validation>
      </table:content-validations>
      <table:table table:name="Mode d'emploi" table:style-name="ta1">
        <table:table-column table:style-name="co17" table:default-cell-style-name="ce51"/>
        <table:table-column table:style-name="co18" table:default-cell-style-name="ce51"/>
        <table:table-column table:style-name="co19"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6" calcext:value-type="string" table:number-columns-spanned="5" table:number-rows-spanned="1">
            <text:p>RGAA 4.1 – Grille d’audit flash (checklist) – version 1.6</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45" office:value-type="string" calcext:value-type="string" table:number-columns-spanned="5" table:number-rows-spanned="1">
            <text:p>Mode d’emploi</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68" office:value-type="string" calcext:value-type="string">
            <text:p>Autrice de l’outil :</text:p>
          </table:table-cell>
          <table:table-cell table:style-name="ce53" office:value-type="string" calcext:value-type="string">
            <text:p>Copsaé</text:p>
          </table:table-cell>
          <table:table-cell table:style-name="ce53" office:value-type="string" calcext:value-type="string" table:number-columns-spanned="3" table:number-rows-spanned="1">
            <text:p><text:a xlink:href="https://www.copsae.fr/" xlink:type="simple">https://www.copsae.fr/</text:a></text:p>
          </table:table-cell>
          <table:covered-table-cell table:style-name="ce53"/>
          <table:covered-table-cell table:style-name="ce88"/>
          <table:table-cell table:number-columns-repeated="1019"/>
        </table:table-row>
        <table:table-row table:style-name="ro3">
          <table:table-cell table:style-name="ce47" office:value-type="string" calcext:value-type="string">
            <text:p>Source de l’outil :</text:p>
          </table:table-cell>
          <table:table-cell table:style-name="ce50"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style-name="ce75"/>
          <table:table-cell table:number-columns-repeated="1019"/>
        </table:table-row>
        <table:table-row table:style-name="ro3">
          <table:table-cell table:style-name="ce47"/>
          <table:table-cell table:style-name="ce50"/>
          <table:table-cell table:number-columns-repeated="1022"/>
        </table:table-row>
        <table:table-row table:style-name="ro2">
          <table:table-cell table:style-name="ce70" office:value-type="string" calcext:value-type="string" table:number-columns-spanned="5" table:number-rows-spanned="1">
            <text:p>Qu’est-ce qu’un audit flash ?</text:p>
          </table:table-cell>
          <table:covered-table-cell table:number-columns-repeated="4" table:style-name="ce75"/>
          <table:table-cell table:number-columns-repeated="1019"/>
        </table:table-row>
        <table:table-row table:style-name="ro22">
          <table:table-cell table:style-name="ce49"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55"/>
          <table:table-cell table:number-columns-repeated="1019"/>
        </table:table-row>
        <table:table-row table:style-name="ro5">
          <table:table-cell table:style-name="ce49"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style-name="ce55"/>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style-name="ce75"/>
          <table:table-cell table:number-columns-repeated="1019"/>
        </table:table-row>
        <table:table-row table:style-name="ro6">
          <table:table-cell table:style-name="ce50"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6">
          <table:table-cell table:style-name="ce50"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style-name="ce83"/>
          <table:table-cell table:number-columns-repeated="1019"/>
        </table:table-row>
        <table:table-row table:style-name="ro6">
          <table:table-cell table:style-name="ce50"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style-name="ce75"/>
          <table:table-cell table:number-columns-repeated="1019"/>
        </table:table-row>
        <table:table-row table:style-name="ro7">
          <table:table-cell table:style-name="ce50"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style-name="ce75"/>
          <table:table-cell table:number-columns-repeated="1019"/>
        </table:table-row>
        <table:table-row table:style-name="ro8">
          <table:table-cell table:style-name="ce50" office:value-type="string" calcext:value-type="string" table:number-columns-spanned="5" table:number-rows-spanned="1">
            <text:p><text:span text:style-name="T1">Calculs :</text:span>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style-name="ce75"/>
          <table:table-cell table:number-columns-repeated="1019"/>
        </table:table-row>
        <table:table-row table:style-name="ro8">
          <table:table-cell table:style-name="ce50"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 une information sur la façon de tester la règle.</text:p>
          </table:table-cell>
          <table:covered-table-cell table:number-columns-repeated="4" table:style-name="ce75"/>
          <table:table-cell table:number-columns-repeated="1019"/>
        </table:table-row>
        <table:table-row table:style-name="ro23">
          <table:table-cell table:style-name="ce50" office:value-type="string" calcext:value-type="string" table:number-columns-spanned="5" table:number-rows-spanned="1">
            <text:p><text:span text:style-name="T12">Le statut pour chaque règle :</text:span><text:span text:style-name="T13"> S’agissant d’une grille d’audit simplifié, il ne faut pas donner un statut identique au RGAA « Conforme »/« Non conforme ». Nous avons donc choisi les statuts « Validé » ou « Invalidé »</text:span>. Les valeurs possibles sont donc :</text:p>
            <text:p/>
            <text:p>– « <text:span text:style-name="T1">Invalidé</text:span> » : Au moins un problème est relevé dans la page pour la règle en question ;</text:p>
            <text:p><text:span text:style-name="T14">– </text:span>« <text:span text:style-name="T1">Validé</text:span> » : Aucun problème n’a été détecté dans la page pour la règle en question (ce qui ne veut pas dire qu’il n’y en a pas pour les critères RGAA concernés mais que, via l’audit flash, l’auditeur ou l’auditrice n’en a pas détecté) ;</text:p>
            <text:p><text:span text:style-name="T14">–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14">– </text:span>« <text:span text:style-name="T1">NT</text:span> » (« Non testé ») : La règle n’a pas encore été testée. Cela sert uniquement à mesurer la progression de l’audit.</text:p>
          </table:table-cell>
          <table:covered-table-cell table:number-columns-repeated="4" table:style-name="ce75"/>
          <table:table-cell table:number-columns-repeated="1019"/>
        </table:table-row>
        <table:table-row table:style-name="ro24">
          <table:table-cell table:style-name="ce50"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14">–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14">–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style-name="ce75"/>
          <table:table-cell table:number-columns-repeated="1019"/>
        </table:table-row>
        <table:table-row table:style-name="ro7">
          <table:table-cell table:style-name="ce50"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style-name="ce75"/>
          <table:table-cell table:number-columns-repeated="1019"/>
        </table:table-row>
        <table:table-row table:style-name="ro11">
          <table:table-cell table:style-name="ce50" office:value-type="string" calcext:value-type="string" table:number-columns-spanned="5" table:number-rows-spanned="1">
            <text:p><text:span text:style-name="T15">La grille d’audit flash fournit un cadre pour auditer rapidement la conformité d’un site web au RGAA. Cependant, rien n’empêche de relever, en plus d’autres problèmes qui seraient détectés en dehors de ce cadre. </text:span><text:span text:style-name="T16">10 lignes complémentaires, regroupées sous le libellé « Autres critères invalidés »</text:span><text:span text:style-name="T18">, se trouvent en fin de chaque page afin d’y ajouter d’autres non-conformités relevées. Dans ce cas, le critère invalidé devra être ajouté dans la colonne concernée.</text:span></text:p>
            <text:p><text:span text:style-name="T15">Si besoin, vous pouvez ajouter d’autres lignes tout en veillant à modifier les formules de la colonne B « </text:span><text:span text:style-name="T19">Nombre de règles avec au moins un problème détecté (Invalidé) »</text:span><text:span text:style-name="T22"> dans l’onglet « Calculs ».</text:span></text:p>
          </table:table-cell>
          <table:covered-table-cell table:number-columns-repeated="4" table:style-name="ce75"/>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style-name="ce75"/>
          <table:table-cell table:number-columns-repeated="1019"/>
        </table:table-row>
        <table:table-row table:style-name="ro6">
          <table:table-cell table:style-name="ce50"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style-name="ce75"/>
          <table:table-cell table:number-columns-repeated="1019"/>
        </table:table-row>
        <table:table-row table:style-name="ro7">
          <table:table-cell table:style-name="ce50"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style-name="ce75"/>
          <table:table-cell table:number-columns-repeated="1019"/>
        </table:table-row>
        <table:table-row table:style-name="ro7">
          <table:table-cell table:style-name="ce50" office:value-type="string" calcext:value-type="string" table:number-columns-spanned="5" table:number-rows-spanned="1">
            <text:p>3. En principe, l’onglet s’affiche à peu près correctement. Cependant, il faut <text:span text:style-name="T1">corriger la formule en A2:G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style-name="ce75"/>
          <table:table-cell table:number-columns-repeated="1019"/>
        </table:table-row>
        <table:table-row table:style-name="ro8">
          <table:table-cell table:style-name="ce50"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style-name="ce75"/>
          <table:table-cell table:number-columns-repeated="1019"/>
        </table:table-row>
        <table:table-row table:style-name="ro8">
          <table:table-cell table:style-name="ce50"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p>
          </table:table-cell>
          <table:covered-table-cell table:number-columns-repeated="4" table:style-name="ce75"/>
          <table:table-cell table:number-columns-repeated="1019"/>
        </table:table-row>
        <table:table-row table:style-name="ro3" table:number-rows-repeated="1048548">
          <table:table-cell table:number-columns-repeated="1024"/>
        </table:table-row>
        <table:table-row table:style-name="ro3">
          <table:table-cell table:number-columns-repeated="1024"/>
        </table:table-row>
      </table:table>
      <table:table table:name="Licence" table:style-name="ta1">
        <table:table-column table:style-name="co5" table:default-cell-style-name="ce55"/>
        <table:table-column table:style-name="co6" table:default-cell-style-name="ce55"/>
        <table:table-column table:style-name="co4" table:number-columns-repeated="1022" table:default-cell-style-name="ce55"/>
        <table:table-row table:style-name="ro1">
          <table:table-cell table:style-name="ce60" table:formula="of:=[$'Règles (modèle)'.A1]" office:value-type="string" office:string-value="RGAA 4.1 – Grille d’audit flash (checklist) – version 1.6" calcext:value-type="string" table:number-columns-spanned="5" table:number-rows-spanned="1">
            <text:p>RGAA 4.1 – Grille d’audit flash (checklist) – version 1.6</text:p>
          </table:table-cell>
          <table:covered-table-cell table:style-name="ce52"/>
          <table:covered-table-cell table:style-name="ce57"/>
          <table:covered-table-cell table:style-name="ce52"/>
          <table:covered-table-cell table:style-name="ce58"/>
          <table:table-cell table:number-columns-repeated="1019"/>
        </table:table-row>
        <table:table-row table:style-name="ro2">
          <table:table-cell table:style-name="ce63" office:value-type="string" calcext:value-type="string" table:number-columns-spanned="5" table:number-rows-spanned="1">
            <text:p>Licence</text:p>
          </table:table-cell>
          <table:covered-table-cell table:style-name="ce52"/>
          <table:covered-table-cell table:style-name="ce57"/>
          <table:covered-table-cell table:style-name="ce52"/>
          <table:covered-table-cell table:style-name="ce58"/>
          <table:table-cell table:number-columns-repeated="1019"/>
        </table:table-row>
        <table:table-row table:style-name="ro3">
          <table:table-cell table:style-name="ce50" office:value-type="string" calcext:value-type="string" table:number-columns-spanned="5" table:number-rows-spanned="1">
            <text:p>Cet outil est sous licence « GNU General Public License v3.0 ».</text:p>
          </table:table-cell>
          <table:covered-table-cell table:number-columns-repeated="4" table:style-name="ce51"/>
          <table:table-cell table:number-columns-repeated="1019"/>
        </table:table-row>
        <table:table-row table:style-name="ro12">
          <table:table-cell table:style-name="ce65" office:value-type="string" calcext:value-type="string">
            <text:p>Licence détaillée :</text:p>
          </table:table-cell>
          <table:table-cell table:style-name="ce71"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1"/>
          <table:table-cell table:number-columns-repeated="1019"/>
        </table:table-row>
        <table:table-row table:style-name="ro12">
          <table:table-cell table:style-name="ce66" office:value-type="string" calcext:value-type="string">
            <text:p>Source de la traduction du résumé de la licence :</text:p>
          </table:table-cell>
          <table:table-cell table:style-name="ce50"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1"/>
          <table:table-cell table:number-columns-repeated="1019"/>
        </table:table-row>
        <table:table-row table:style-name="ro2">
          <table:table-cell table:style-name="ce67" office:value-type="string" calcext:value-type="string" table:number-columns-spanned="5" table:number-rows-spanned="1">
            <text:p>Autorisations</text:p>
          </table:table-cell>
          <table:covered-table-cell table:number-columns-repeated="4" table:style-name="ce51"/>
          <table:table-cell table:number-columns-repeated="1019"/>
        </table:table-row>
        <table:table-row table:style-name="ro11">
          <table:table-cell table:style-name="ce50" office:value-type="string" calcext:value-type="string" table:number-columns-spanned="5" table:number-rows-spanned="1">
            <text:p><text:span text:style-name="T14">– </text:span><text:span text:style-name="T23">Utilisation commerciale :</text:span><text:span text:style-name="T13"> Le matériel sous licence et ses dérivés peuvent être utilisés à des fins commerciales.</text:span></text:p>
            <text:p><text:span text:style-name="T14">– </text:span><text:span text:style-name="T23">Modification :</text:span><text:span text:style-name="T13"> Le matériel sous licence peut être modifié.</text:span></text:p>
            <text:p><text:span text:style-name="T14">– </text:span><text:span text:style-name="T23">Distribution :</text:span><text:span text:style-name="T13"> Le matériel sous licence peut être distribué.</text:span></text:p>
            <text:p><text:span text:style-name="T14">– </text:span><text:span text:style-name="T23">Usage de brevets :</text:span><text:span text:style-name="T13"> Cette licence prévoit une concession expresse de droits de brevet de la part des contributeurs et contributrices.</text:span></text:p>
            <text:p><text:span text:style-name="T14">– </text:span><text:span text:style-name="T23">Usage privé :</text:span><text:span text:style-name="T13"> Le matériel sous licence peut être utilisé et modifié en privé.</text:span></text:p>
          </table:table-cell>
          <table:covered-table-cell table:number-columns-repeated="4" table:style-name="ce51"/>
          <table:table-cell table:number-columns-repeated="1019"/>
        </table:table-row>
        <table:table-row table:style-name="ro13">
          <table:table-cell table:style-name="ce69" office:value-type="string" calcext:value-type="string" table:number-columns-spanned="5" table:number-rows-spanned="1">
            <text:p>Limites</text:p>
          </table:table-cell>
          <table:covered-table-cell table:number-columns-repeated="4"/>
          <table:table-cell table:number-columns-repeated="1019"/>
        </table:table-row>
        <table:table-row table:style-name="ro5">
          <table:table-cell table:style-name="ce49" office:value-type="string" calcext:value-type="string" table:number-columns-spanned="5" table:number-rows-spanned="1">
            <text:p>– <text:span text:style-name="T1">Responsabilité :</text:span> Cette licence comprend une limitation de la responsabilité.</text:p>
            <text:p><text:span text:style-name="T14">– </text:span><text:span text:style-name="T23">Garantie :</text:span><text:span text:style-name="T13"> Cette licence indique explicitement qu'elle ne fournit aucune garantie.</text:span></text:p>
          </table:table-cell>
          <table:covered-table-cell table:number-columns-repeated="4"/>
          <table:table-cell table:number-columns-repeated="1019"/>
        </table:table-row>
        <table:table-row table:style-name="ro13">
          <table:table-cell table:style-name="ce69" office:value-type="string" calcext:value-type="string" table:number-columns-spanned="5" table:number-rows-spanned="1">
            <text:p>Conditions</text:p>
          </table:table-cell>
          <table:covered-table-cell table:number-columns-repeated="4"/>
          <table:table-cell table:number-columns-repeated="1019"/>
        </table:table-row>
        <table:table-row table:style-name="ro14">
          <table:table-cell table:style-name="ce49" office:value-type="string" calcext:value-type="string" table:number-columns-spanned="5" table:number-rows-spanned="1">
            <text:p><text:span text:style-name="T14">– </text:span><text:span text:style-name="T23">Licence et avis de droits d'auteur/autrice (</text:span><text:span text:style-name="T24">copyright</text:span><text:span text:style-name="T25">) :</text:span><text:span text:style-name="T26"> Une copie de la licence et de l'avis de droit d'auteur/autrice doivent être inclus avec le matériel sous licence.</text:span></text:p>
            <text:p><text:span text:style-name="T14">– </text:span><text:span text:style-name="T23">Indiquer les modifications :</text:span><text:span text:style-name="T13"> Les modifications apportées au matériel sous licence doivent être documentées.</text:span></text:p>
            <text:p><text:span text:style-name="T14">– </text:span><text:span text:style-name="T23">Indiquer la source :</text:span><text:span text:style-name="T13"> Le code source doit être mis à disposition lorsque le matériel sous licence est distribué.</text:span></text:p>
            <text:p><text:span text:style-name="T14">– </text:span><text:span text:style-name="T23">Même licence :</text:span><text:span text:style-name="T13">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5" table:number-rows-repeated="1048564">
          <table:table-cell table:number-columns-repeated="1024"/>
        </table:table-row>
        <table:table-row table:style-name="ro15">
          <table:table-cell table:number-columns-repeated="1024"/>
        </table:table-row>
      </table:table>
      <table:table table:name="Échantillon" table:style-name="ta1">
        <table:table-column table:style-name="co4"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020" table:default-cell-style-name="ce51"/>
        <table:table-row table:style-name="ro1">
          <table:table-cell table:style-name="ce44" table:formula="of:=[$'Règles (modèle)'.A1]" office:value-type="string" office:string-value="RGAA 4.1 – Grille d’audit flash (checklist) – version 1.6" calcext:value-type="string" table:number-columns-spanned="4" table:number-rows-spanned="1">
            <text:p>RGAA 4.1 – Grille d’audit flash (checklist) – version 1.6</text:p>
          </table:table-cell>
          <table:covered-table-cell table:style-name="ce52"/>
          <table:covered-table-cell table:style-name="ce57"/>
          <table:covered-table-cell table:style-name="ce52"/>
          <table:table-cell table:style-name="ce58"/>
          <table:table-cell table:number-columns-repeated="1019"/>
        </table:table-row>
        <table:table-row table:style-name="ro2">
          <table:table-cell table:style-name="ce45" office:value-type="string" calcext:value-type="string" table:number-columns-spanned="4" table:number-rows-spanned="1">
            <text:p>Échantillon évalué</text:p>
          </table:table-cell>
          <table:covered-table-cell table:style-name="ce52"/>
          <table:covered-table-cell table:style-name="ce57"/>
          <table:covered-table-cell table:style-name="ce52"/>
          <table:table-cell table:style-name="ce58"/>
          <table:table-cell table:number-columns-repeated="1019"/>
        </table:table-row>
        <table:table-row table:style-name="ro3">
          <table:table-cell table:style-name="ce47" office:value-type="string" calcext:value-type="string" table:number-columns-spanned="2" table:number-rows-spanned="1">
            <text:p>Date ou période de réalisation de l’audit :</text:p>
          </table:table-cell>
          <table:covered-table-cell table:style-name="ce73"/>
          <table:table-cell table:style-name="ce50" office:value-type="string" calcext:value-type="string" table:number-columns-spanned="2" table:number-rows-spanned="1">
            <text:p>JJ/MM/AAAA</text:p>
          </table:table-cell>
          <table:covered-table-cell/>
          <table:table-cell table:number-columns-repeated="1020"/>
        </table:table-row>
        <table:table-row table:style-name="ro3">
          <table:table-cell table:style-name="ce47" office:value-type="string" calcext:value-type="string" table:number-columns-spanned="2" table:number-rows-spanned="1">
            <text:p>Personne réalisant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Contexte de l’audit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style-name="ce47" office:value-type="string" calcext:value-type="string" table:number-columns-spanned="2" table:number-rows-spanned="1">
            <text:p>Site audité :</text:p>
          </table:table-cell>
          <table:covered-table-cell table:style-name="ce73"/>
          <table:table-cell table:style-name="ce50" table:number-columns-spanned="2" table:number-rows-spanned="1"/>
          <table:covered-table-cell/>
          <table:table-cell table:number-columns-repeated="1020"/>
        </table:table-row>
        <table:table-row table:style-name="ro3">
          <table:table-cell table:number-columns-repeated="1024"/>
        </table:table-row>
        <table:table-row table:style-name="ro12">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URL</text:p>
          </table:table-cell>
          <table:table-cell table:style-name="En-tête_20_de_20_tableau" office:value-type="string" calcext:value-type="string">
            <text:p>Commentaire</text:p>
          </table:table-cell>
          <table:table-cell table:number-columns-repeated="1020"/>
        </table:table-row>
        <table:table-row table:style-name="ro12">
          <table:table-cell table:style-name="ce72" office:value-type="string" calcext:value-type="string">
            <text:p>P01</text:p>
          </table:table-cell>
          <table:table-cell table:style-name="ce74" office:value-type="string" calcext:value-type="string">
            <text:p>Éléments transverses</text:p>
          </table:table-cell>
          <table:table-cell table:style-name="ce76" office:value-type="string" calcext:value-type="string">
            <text:p>http://www.site.fr</text:p>
          </table:table-cell>
          <table:table-cell table:style-name="ce76" office:value-type="string" calcext:value-type="string">
            <text:p>En-tête, pied de page, fil d’Ariane (à compléter selon le site)</text:p>
          </table:table-cell>
          <table:table-cell table:number-columns-repeated="1020"/>
        </table:table-row>
        <table:table-row table:style-name="ro3">
          <table:table-cell table:style-name="ce72" office:value-type="string" calcext:value-type="string">
            <text:p>P02</text:p>
          </table:table-cell>
          <table:table-cell table:style-name="ce74" office:value-type="string" calcext:value-type="string">
            <text:p>Accueil</text:p>
          </table:table-cell>
          <table:table-cell table:style-name="ce76" office:value-type="string" calcext:value-type="string">
            <text:p>http://www.site.fr/accueil.html</text:p>
          </table:table-cell>
          <table:table-cell table:style-name="ce76"/>
          <table:table-cell table:number-columns-repeated="1020"/>
        </table:table-row>
        <table:table-row table:style-name="ro3">
          <table:table-cell table:style-name="ce72" office:value-type="string" calcext:value-type="string">
            <text:p>P03</text:p>
          </table:table-cell>
          <table:table-cell table:style-name="ce74" table:number-columns-repeated="3"/>
          <table:table-cell table:number-columns-repeated="1020"/>
        </table:table-row>
        <table:table-row table:style-name="ro3">
          <table:table-cell table:style-name="ce72" office:value-type="string" calcext:value-type="string">
            <text:p>P04</text:p>
          </table:table-cell>
          <table:table-cell table:style-name="ce74" table:number-columns-repeated="3"/>
          <table:table-cell table:number-columns-repeated="1020"/>
        </table:table-row>
        <table:table-row table:style-name="ro3">
          <table:table-cell table:style-name="ce72" office:value-type="string" calcext:value-type="string">
            <text:p>P05</text:p>
          </table:table-cell>
          <table:table-cell table:style-name="ce74" table:number-columns-repeated="3"/>
          <table:table-cell table:number-columns-repeated="1020"/>
        </table:table-row>
        <table:table-row table:style-name="ro3">
          <table:table-cell table:style-name="ce72" office:value-type="string" calcext:value-type="string">
            <text:p>P06</text:p>
          </table:table-cell>
          <table:table-cell table:style-name="ce74" table:number-columns-repeated="3"/>
          <table:table-cell table:number-columns-repeated="1020"/>
        </table:table-row>
        <table:table-row table:style-name="ro3">
          <table:table-cell table:style-name="ce72" office:value-type="string" calcext:value-type="string">
            <text:p>P07</text:p>
          </table:table-cell>
          <table:table-cell table:style-name="ce74" table:number-columns-repeated="3"/>
          <table:table-cell table:number-columns-repeated="1020"/>
        </table:table-row>
        <table:table-row table:style-name="ro3">
          <table:table-cell table:style-name="ce72" office:value-type="string" calcext:value-type="string">
            <text:p>P08</text:p>
          </table:table-cell>
          <table:table-cell table:style-name="ce74" table:number-columns-repeated="3"/>
          <table:table-cell table:number-columns-repeated="1020"/>
        </table:table-row>
        <table:table-row table:style-name="ro3">
          <table:table-cell table:style-name="ce72" office:value-type="string" calcext:value-type="string">
            <text:p>P09</text:p>
          </table:table-cell>
          <table:table-cell table:style-name="ce74" table:number-columns-repeated="3"/>
          <table:table-cell table:number-columns-repeated="1020"/>
        </table:table-row>
        <table:table-row table:style-name="ro3">
          <table:table-cell table:style-name="ce72" office:value-type="string" calcext:value-type="string">
            <text:p>P10</text:p>
          </table:table-cell>
          <table:table-cell table:style-name="ce74"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table:table-column table:style-name="co10" table:default-cell-style-name="ce51"/>
        <table:table-column table:style-name="co11" table:default-cell-style-name="ce51"/>
        <table:table-column table:style-name="co12" table:default-cell-style-name="ce51"/>
        <table:table-column table:style-name="co4" table:number-columns-repeated="1021" table:default-cell-style-name="ce51"/>
        <table:table-row table:style-name="ro1">
          <table:table-cell table:style-name="ce44" table:formula="of:=[$'Règles (modèle)'.A1]" office:value-type="string" office:string-value="RGAA 4.1 – Grille d’audit flash (checklist) – version 1.6" calcext:value-type="string" table:number-columns-spanned="3" table:number-rows-spanned="1">
            <text:p>RGAA 4.1 – Grille d’audit flash (checklist) – version 1.6</text:p>
          </table:table-cell>
          <table:covered-table-cell table:style-name="ce52"/>
          <table:covered-table-cell table:style-name="ce57"/>
          <table:table-cell table:style-name="ce52"/>
          <table:table-cell table:style-name="ce58"/>
          <table:table-cell table:number-columns-repeated="1019"/>
        </table:table-row>
        <table:table-row table:style-name="ro2">
          <table:table-cell table:style-name="ce45" office:value-type="string" calcext:value-type="string" table:number-columns-spanned="3" table:number-rows-spanned="1">
            <text:p>Calculs</text:p>
          </table:table-cell>
          <table:covered-table-cell table:style-name="ce52"/>
          <table:covered-table-cell table:style-name="ce57"/>
          <table:table-cell table:style-name="ce52"/>
          <table:table-cell table:style-name="ce58"/>
          <table:table-cell table:number-columns-repeated="1019"/>
        </table:table-row>
        <table:table-row table:style-name="ro3">
          <table:table-cell table:number-columns-repeated="1024"/>
        </table:table-row>
        <table:table-row table:style-name="ro6">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74" table:formula="of:=CONCATENATE([$Échantillon.A9];&quot; - &quot;;[$Échantillon.B9];&quot;&quot;)" office:value-type="string" office:string-value="P01 - Éléments transverses" calcext:value-type="string">
            <text:p>P01 - Éléments transverses</text:p>
          </table:table-cell>
          <table:table-cell table:style-name="ce74" table:formula="of:=COUNTIF([$P01.F4:$P01.F47];&quot;Invalidé&quot;)" office:value-type="float" office:value="1" calcext:value-type="float">
            <text:p>1</text:p>
          </table:table-cell>
          <table:table-cell table:style-name="ce74" table:formula="of:=COUNTIF([$P01.F4:$P01.F37];&quot;NT&quot;)" office:value-type="float" office:value="32" calcext:value-type="float">
            <text:p>32</text:p>
          </table:table-cell>
          <table:table-cell table:number-columns-repeated="1021"/>
        </table:table-row>
        <table:table-row table:style-name="ro3">
          <table:table-cell table:style-name="ce74" table:formula="of:=CONCATENATE([$Échantillon.A10];&quot; - &quot;;[$Échantillon.B10];&quot;&quot;)" office:value-type="string" office:string-value="P02 - Accueil" calcext:value-type="string">
            <text:p>P02 - Accueil</text:p>
          </table:table-cell>
          <table:table-cell table:style-name="ce74" table:formula="of:=COUNTIF([$P02.F4:$P02.F47];&quot;Invalidé&quot;)" office:value-type="float" office:value="0" calcext:value-type="float">
            <text:p>0</text:p>
          </table:table-cell>
          <table:table-cell table:style-name="ce74" table:formula="of:=COUNTIF([$P02.F4:$P02.F37];&quot;NT&quot;)" office:value-type="float" office:value="34" calcext:value-type="float">
            <text:p>34</text:p>
          </table:table-cell>
          <table:table-cell table:number-columns-repeated="1021"/>
        </table:table-row>
        <table:table-row table:style-name="ro3">
          <table:table-cell table:style-name="ce74" table:formula="of:=CONCATENATE([$Échantillon.A11];&quot; - &quot;;[$Échantillon.B11];&quot;&quot;)" office:value-type="string" office:string-value="P03 - " calcext:value-type="string">
            <text:p>P03 - </text:p>
          </table:table-cell>
          <table:table-cell table:style-name="ce74" table:formula="of:=COUNTIF([$P03.F4:$P03.F47];&quot;Invalidé&quot;)" office:value-type="float" office:value="0" calcext:value-type="float">
            <text:p>0</text:p>
          </table:table-cell>
          <table:table-cell table:style-name="ce74" table:formula="of:=COUNTIF([$P03.F4:$P03.F37];&quot;NT&quot;)" office:value-type="float" office:value="34" calcext:value-type="float">
            <text:p>34</text:p>
          </table:table-cell>
          <table:table-cell table:number-columns-repeated="1021"/>
        </table:table-row>
        <table:table-row table:style-name="ro3">
          <table:table-cell table:style-name="ce74" table:formula="of:=CONCATENATE([$Échantillon.A12];&quot; - &quot;;[$Échantillon.B12];&quot;&quot;)" office:value-type="string" office:string-value="P04 - " calcext:value-type="string">
            <text:p>P04 - </text:p>
          </table:table-cell>
          <table:table-cell table:style-name="ce74" table:formula="of:=COUNTIF([$P04.F4:$P04.F47];&quot;Invalidé&quot;)" office:value-type="float" office:value="0" calcext:value-type="float">
            <text:p>0</text:p>
          </table:table-cell>
          <table:table-cell table:style-name="ce74" table:formula="of:=COUNTIF([$P04.F4:$P04.F37];&quot;NT&quot;)" office:value-type="float" office:value="34" calcext:value-type="float">
            <text:p>34</text:p>
          </table:table-cell>
          <table:table-cell table:number-columns-repeated="1021"/>
        </table:table-row>
        <table:table-row table:style-name="ro3">
          <table:table-cell table:style-name="ce74" table:formula="of:=CONCATENATE([$Échantillon.A13];&quot; - &quot;;[$Échantillon.B13];&quot;&quot;)" office:value-type="string" office:string-value="P05 - " calcext:value-type="string">
            <text:p>P05 - </text:p>
          </table:table-cell>
          <table:table-cell table:style-name="ce74" table:formula="of:=COUNTIF([$P05.F4:$P05.F47];&quot;Invalidé&quot;)" office:value-type="float" office:value="0" calcext:value-type="float">
            <text:p>0</text:p>
          </table:table-cell>
          <table:table-cell table:style-name="ce74" table:formula="of:=COUNTIF([$P05.F4:$P05.F37];&quot;NT&quot;)" office:value-type="float" office:value="34" calcext:value-type="float">
            <text:p>34</text:p>
          </table:table-cell>
          <table:table-cell table:number-columns-repeated="1021"/>
        </table:table-row>
        <table:table-row table:style-name="ro3">
          <table:table-cell table:style-name="ce74" table:formula="of:=CONCATENATE([$Échantillon.A14];&quot; - &quot;;[$Échantillon.B14];&quot;&quot;)" office:value-type="string" office:string-value="P06 - " calcext:value-type="string">
            <text:p>P06 - </text:p>
          </table:table-cell>
          <table:table-cell table:style-name="ce74" table:formula="of:=COUNTIF([$P06.F4:$P06.F47];&quot;Invalidé&quot;)" office:value-type="float" office:value="0" calcext:value-type="float">
            <text:p>0</text:p>
          </table:table-cell>
          <table:table-cell table:style-name="ce74" table:formula="of:=COUNTIF([$P06.F4:$P06.F37];&quot;NT&quot;)" office:value-type="float" office:value="34" calcext:value-type="float">
            <text:p>34</text:p>
          </table:table-cell>
          <table:table-cell table:number-columns-repeated="1021"/>
        </table:table-row>
        <table:table-row table:style-name="ro3">
          <table:table-cell table:style-name="ce74" table:formula="of:=CONCATENATE([$Échantillon.A15];&quot; - &quot;;[$Échantillon.B15];&quot;&quot;)" office:value-type="string" office:string-value="P07 - " calcext:value-type="string">
            <text:p>P07 - </text:p>
          </table:table-cell>
          <table:table-cell table:style-name="ce74" table:formula="of:=COUNTIF([$P07.F4:$P07.F47];&quot;Invalidé&quot;)" office:value-type="float" office:value="0" calcext:value-type="float">
            <text:p>0</text:p>
          </table:table-cell>
          <table:table-cell table:style-name="ce74" table:formula="of:=COUNTIF([$P07.F4:$P07.F37];&quot;NT&quot;)" office:value-type="float" office:value="34" calcext:value-type="float">
            <text:p>34</text:p>
          </table:table-cell>
          <table:table-cell table:number-columns-repeated="1021"/>
        </table:table-row>
        <table:table-row table:style-name="ro3">
          <table:table-cell table:style-name="ce74" table:formula="of:=CONCATENATE([$Échantillon.A16];&quot; - &quot;;[$Échantillon.B16];&quot;&quot;)" office:value-type="string" office:string-value="P08 - " calcext:value-type="string">
            <text:p>P08 - </text:p>
          </table:table-cell>
          <table:table-cell table:style-name="ce74" table:formula="of:=COUNTIF([$P08.F4:$P08.F47];&quot;Invalidé&quot;)" office:value-type="float" office:value="0" calcext:value-type="float">
            <text:p>0</text:p>
          </table:table-cell>
          <table:table-cell table:style-name="ce74" table:formula="of:=COUNTIF([$P08.F4:$P08.F37];&quot;NT&quot;)" office:value-type="float" office:value="34" calcext:value-type="float">
            <text:p>34</text:p>
          </table:table-cell>
          <table:table-cell table:number-columns-repeated="1021"/>
        </table:table-row>
        <table:table-row table:style-name="ro3">
          <table:table-cell table:style-name="ce74" table:formula="of:=CONCATENATE([$Échantillon.A17];&quot; - &quot;;[$Échantillon.B17];&quot;&quot;)" office:value-type="string" office:string-value="P09 - " calcext:value-type="string">
            <text:p>P09 - </text:p>
          </table:table-cell>
          <table:table-cell table:style-name="ce74" table:formula="of:=COUNTIF([$P09.F4:$P09.F47];&quot;Invalidé&quot;)" office:value-type="float" office:value="0" calcext:value-type="float">
            <text:p>0</text:p>
          </table:table-cell>
          <table:table-cell table:style-name="ce74" table:formula="of:=COUNTIF([$P09.F4:$P09.F37];&quot;NT&quot;)" office:value-type="float" office:value="34" calcext:value-type="float">
            <text:p>34</text:p>
          </table:table-cell>
          <table:table-cell table:number-columns-repeated="1021"/>
        </table:table-row>
        <table:table-row table:style-name="ro3">
          <table:table-cell table:style-name="ce74" table:formula="of:=CONCATENATE([$Échantillon.A18];&quot; - &quot;;[$Échantillon.B18];&quot;&quot;)" office:value-type="string" office:string-value="P10 - " calcext:value-type="string">
            <text:p>P10 - </text:p>
          </table:table-cell>
          <table:table-cell table:style-name="ce74" table:formula="of:=COUNTIF([$P10.F4:$P10.F47];&quot;Invalidé&quot;)" office:value-type="float" office:value="0" calcext:value-type="float">
            <text:p>0</text:p>
          </table:table-cell>
          <table:table-cell table:style-name="ce74" table:formula="of:=COUNTIF([$P10.F4:$P10.F37];&quot;NT&quot;)" office:value-type="float" office:value="34" calcext:value-type="float">
            <text:p>34</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338" calcext:value-type="float">
            <text:p>338</text:p>
          </table:table-cell>
          <table:table-cell table:number-columns-repeated="1021"/>
        </table:table-row>
        <table:table-row table:style-name="ro3" table:number-rows-repeated="3">
          <table:table-cell table:number-columns-repeated="1024"/>
        </table:table-row>
        <table:table-row table:style-name="ro3">
          <table:table-cell/>
          <table:table-cell table:style-name="ce77"/>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table:table-column table:style-name="co13" table:default-cell-style-name="ce81"/>
        <table:table-column table:style-name="co4" table:default-cell-style-name="ce90"/>
        <table:table-column table:style-name="co14" table:default-cell-style-name="ce81"/>
        <table:table-column table:style-name="co4" table:default-cell-style-name="ce90"/>
        <table:table-column table:style-name="co15" table:default-cell-style-name="ce104"/>
        <table:table-column table:style-name="co4" table:default-cell-style-name="ce81"/>
        <table:table-column table:style-name="co16" table:default-cell-style-name="ce81"/>
        <table:table-column table:style-name="co4" table:number-columns-repeated="1017" table:default-cell-style-name="ce81"/>
        <table:table-row table:style-name="ro1">
          <table:table-cell table:style-name="ce44" office:value-type="string"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45" office:value-type="string" calcext:value-type="string" table:number-columns-spanned="7" table:number-rows-spanned="1">
            <text:p>Règles (modèle)</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Comment tester (outil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office:value-type="string" calcext:value-type="string" table:number-columns-spanned="1" table:number-rows-spanned="4">
            <text:p>Images</text:p>
          </table:table-cell>
          <table:table-cell table:style-name="ce82" office:value-type="string"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91" office:value-type="string" calcext:value-type="string">
            <text:p>– Web Developer Toolbar : « Display alt attributes »</text:p>
            <text:p>– Assistant RGAA</text:p>
          </table:table-cell>
          <table:table-cell table:style-name="ce91" table:number-columns-repeated="2"/>
          <table:table-cell table:number-columns-repeated="1017"/>
        </table:table-row>
        <table:table-row table:style-name="ro6">
          <table:covered-table-cell table:style-name="En-tête_20_de_20_tableau"/>
          <table:table-cell table:style-name="ce86" office:value-type="string" calcext:value-type="string">
            <text:p>F02</text:p>
          </table:table-cell>
          <table:table-cell table:style-name="ce92" office:value-type="string" calcext:value-type="string">
            <text:p><text:span text:style-name="T1">Chaque image porteuse d’information a-t-elle une alternative textuelle ? Et est-elle pertinente ?</text:span></text:p>
            <text:p><text:span text:style-name="T33">(a minima &lt;img&gt; et &lt;svg&gt;)</text:span></text:p>
          </table:table-cell>
          <table:table-cell table:style-name="ce86"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92" office:value-type="string" calcext:value-type="string">
            <text:p>– Web Developer Toolbar : « Display alt attributes »</text:p>
            <text:p>– Assistant RGAA</text:p>
          </table:table-cell>
          <table:table-cell table:style-name="ce92"/>
          <table:table-cell table:style-name="ce91"/>
          <table:table-cell table:number-columns-repeated="1017"/>
        </table:table-row>
        <table:table-row table:style-name="ro6">
          <table:covered-table-cell table:style-name="En-tête_20_de_20_tableau"/>
          <table:table-cell table:style-name="ce87" office:value-type="string" calcext:value-type="string">
            <text:p>F03</text:p>
          </table:table-cell>
          <table:table-cell table:style-name="ce93" office:value-type="string" calcext:value-type="string">
            <text:p><text:span text:style-name="T1">Chaque CAPTCHA est-il correctement accessible ?</text:span> (alternative de l’image, présence d’une solution d’accès alternatif)</text:p>
          </table:table-cell>
          <table:table-cell table:style-name="ce87"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4</text:p>
          </table:table-cell>
          <table:table-cell table:style-name="ce93"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7"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Cadres</text:p>
          </table:table-cell>
          <table:table-cell table:style-name="ce87" office:value-type="string" calcext:value-type="string">
            <text:p>F05</text:p>
          </table:table-cell>
          <table:table-cell table:style-name="ce93" office:value-type="string" calcext:value-type="string">
            <text:p><text:span text:style-name="T1">Chaque cadre a-t-il un titre de cadre ? Est-il pertinent ?</text:span></text:p>
            <text:p>(notamment &lt;iframe&gt;)</text:p>
          </table:table-cell>
          <table:table-cell table:style-name="ce87"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2">
            <text:p>Couleurs</text:p>
          </table:table-cell>
          <table:table-cell table:style-name="ce87" office:value-type="string" calcext:value-type="string">
            <text:p>F06</text:p>
          </table:table-cell>
          <table:table-cell table:style-name="ce94" office:value-type="string" calcext:value-type="string">
            <text:p>Dans chaque page web, l’information ne doit pas être donnée uniquement par la couleur. Cette règle est-elle respectée ?</text:p>
          </table:table-cell>
          <table:table-cell table:style-name="ce99" office:value-type="string" calcext:value-type="string">
            <text:p><text:span text:style-name="T17"><text:a xlink:href="https://www.numerique.gouv.fr/publications/rgaa-accessibilite/methode-rgaa/criteres/#crit-3-1" xlink:type="simple">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07</text:p>
          </table:table-cell>
          <table:table-cell table:style-name="ce94" office:value-type="string" calcext:value-type="string">
            <text:p>Dans chaque page web, le contraste entre la couleur du texte et la couleur de son arrière-plan est-il suffisamment élevé (hors cas particuliers) ?</text:p>
          </table:table-cell>
          <table:table-cell table:style-name="ce99" office:value-type="string" calcext:value-type="string">
            <text:p><text:span text:style-name="T17"><text:a xlink:href="https://www.numerique.gouv.fr/publications/rgaa-accessibilite/methode-rgaa/criteres/#crit-3-2" xlink:type="simple">3.2</text:a></text:span></text:p>
          </table:table-cell>
          <table:table-cell table:style-name="ce93" office:value-type="string" calcext:value-type="string">
            <text:p>– WCAG – Contrast checker</text:p>
            <text:p>– Outil d’accessibilité de Firefox</text:p>
            <text:p>– Colour Contrast Analyser</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4">
            <text:p>Multimédia</text:p>
          </table:table-cell>
          <table:table-cell table:style-name="ce87" office:value-type="string" calcext:value-type="string">
            <text:p>F08</text:p>
          </table:table-cell>
          <table:table-cell table:style-name="ce93"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7"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09</text:p>
          </table:table-cell>
          <table:table-cell table:style-name="ce93"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7"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covered-table-cell table:style-name="En-tête_20_de_20_tableau"/>
          <table:table-cell table:style-name="ce87" office:value-type="string" calcext:value-type="string">
            <text:p>F10</text:p>
          </table:table-cell>
          <table:table-cell table:style-name="ce93"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7"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1</text:p>
          </table:table-cell>
          <table:table-cell table:style-name="ce94" office:value-type="string" calcext:value-type="string">
            <text:p>Chaque son déclenché automatiquement est-il contrôlable par l’utilisateur ?</text:p>
          </table:table-cell>
          <table:table-cell table:style-name="ce99" office:value-type="string" calcext:value-type="string">
            <text:p><text:span text:style-name="T17"><text:a xlink:href="https://www.numerique.gouv.fr/publications/rgaa-accessibilite/methode-rgaa/criteres/#crit-4-10" xlink:type="simple">4.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6">
          <table:table-cell table:style-name="En-tête_20_de_20_tableau" office:value-type="string" calcext:value-type="string">
            <text:p>Multimédia, Scripts, Présentation, Navigation</text:p>
          </table:table-cell>
          <table:table-cell table:style-name="ce87" office:value-type="string" calcext:value-type="string">
            <text:p>F12</text:p>
          </table:table-cell>
          <table:table-cell table:style-name="ce93"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7"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93" office:value-type="string" calcext:value-type="string">
            <text:p>Touche tabulation du clavier sur Firefox</text:p>
          </table:table-cell>
          <table:table-cell table:style-name="ce93" table:number-columns-repeated="2"/>
          <table:table-cell table:number-columns-repeated="1017"/>
        </table:table-row>
        <table:table-row table:style-name="ro7">
          <table:table-cell table:style-name="En-tête_20_de_20_tableau" office:value-type="string" calcext:value-type="string" table:number-columns-spanned="1" table:number-rows-spanned="2">
            <text:p>Tableaux</text:p>
          </table:table-cell>
          <table:table-cell table:style-name="ce87" office:value-type="string" calcext:value-type="string">
            <text:p>F13</text:p>
          </table:table-cell>
          <table:table-cell table:style-name="ce93"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9" office:value-type="string" calcext:value-type="string">
            <text:p><text:span text:style-name="T17"><text:a xlink:href="https://www.numerique.gouv.fr/publications/rgaa-accessibilite/methode-rgaa/criteres/#crit-5-6" xlink:type="simple">5.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covered-table-cell table:style-name="En-tête_20_de_20_tableau"/>
          <table:table-cell table:style-name="ce87" office:value-type="string" calcext:value-type="string">
            <text:p>F14</text:p>
          </table:table-cell>
          <table:table-cell table:style-name="ce93"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9" office:value-type="string" calcext:value-type="string">
            <text:p><text:span text:style-name="T17"><text:a xlink:href="https://www.numerique.gouv.fr/publications/rgaa-accessibilite/methode-rgaa/criteres/#crit-5-7" xlink:type="simple">5.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3">
          <table:table-cell table:style-name="En-tête_20_de_20_tableau" office:value-type="string" calcext:value-type="string" table:number-columns-spanned="1" table:number-rows-spanned="2">
            <text:p>Liens</text:p>
          </table:table-cell>
          <table:table-cell table:style-name="ce87" office:value-type="string" calcext:value-type="string">
            <text:p>F15</text:p>
          </table:table-cell>
          <table:table-cell table:style-name="ce94" office:value-type="string" calcext:value-type="string">
            <text:p>Chaque lien est-il explicite (hors cas particuliers) ?</text:p>
          </table:table-cell>
          <table:table-cell table:style-name="ce99" office:value-type="string" calcext:value-type="string">
            <text:p><text:span text:style-name="T17"><text:a xlink:href="https://www.numerique.gouv.fr/publications/rgaa-accessibilite/methode-rgaa/criteres/#crit-6-1" xlink:type="simple">6.1</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6</text:p>
          </table:table-cell>
          <table:table-cell table:style-name="ce93" office:value-type="string" calcext:value-type="string">
            <text:p><text:span text:style-name="T1">Dans chaque page web, chaque lien a-t-il un intitulé ?</text:span></text:p>
            <text:p>(texte présent entre &lt;a&gt; et &lt;/a&gt;)</text:p>
          </table:table-cell>
          <table:table-cell table:style-name="ce99" office:value-type="string" calcext:value-type="string">
            <text:p><text:span text:style-name="T17"><text:a xlink:href="https://www.numerique.gouv.fr/publications/rgaa-accessibilite/methode-rgaa/criteres/#crit-6-2" xlink:type="simple">6.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7">
          <table:table-cell table:style-name="En-tête_20_de_20_tableau" office:value-type="string" calcext:value-type="string" table:number-columns-spanned="1" table:number-rows-spanned="3">
            <text:p>Éléments obligatoires</text:p>
          </table:table-cell>
          <table:table-cell table:style-name="ce87" office:value-type="string" calcext:value-type="string">
            <text:p>F17</text:p>
          </table:table-cell>
          <table:table-cell table:style-name="ce94"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7"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93" office:value-type="string" calcext:value-type="string">
            <text:p>Validateur HTML</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18</text:p>
          </table:table-cell>
          <table:table-cell table:style-name="ce93"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7"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19</text:p>
          </table:table-cell>
          <table:table-cell table:style-name="ce94" office:value-type="string" calcext:value-type="string">
            <text:p>Chaque page web a-t-elle un titre de page ? Est-il pertinent ?</text:p>
          </table:table-cell>
          <table:table-cell table:style-name="ce87"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2">
            <text:p>Structuration de l’information</text:p>
          </table:table-cell>
          <table:table-cell table:style-name="ce87" office:value-type="string" calcext:value-type="string">
            <text:p>F20</text:p>
          </table:table-cell>
          <table:table-cell table:style-name="ce93"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9" office:value-type="string" calcext:value-type="string">
            <text:p><text:span text:style-name="T17"><text:a xlink:href="https://www.numerique.gouv.fr/publications/rgaa-accessibilite/methode-rgaa/criteres/#crit-9-1" xlink:type="simple">9.1</text:a></text:span></text:p>
          </table:table-cell>
          <table:table-cell table:style-name="ce93" office:value-type="string" calcext:value-type="string">
            <text:p>HeadingsMap</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1</text:p>
          </table:table-cell>
          <table:table-cell table:style-name="ce94"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9" office:value-type="string" calcext:value-type="string">
            <text:p><text:span text:style-name="T17"><text:a xlink:href="https://www.numerique.gouv.fr/publications/rgaa-accessibilite/methode-rgaa/criteres/#crit-9-2" xlink:type="simple">9.2</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6">
          <table:table-cell table:style-name="En-tête_20_de_20_tableau" office:value-type="string" calcext:value-type="string" table:number-columns-spanned="1" table:number-rows-spanned="4">
            <text:p>Présentation de l’information</text:p>
          </table:table-cell>
          <table:table-cell table:style-name="ce87" office:value-type="string" calcext:value-type="string">
            <text:p>F22</text:p>
          </table:table-cell>
          <table:table-cell table:style-name="ce94" office:value-type="string" calcext:value-type="string">
            <text:p>Pour chaque page web, les contenus cachés ont-ils vocation à être ignorés par les technologies d’assistance ?</text:p>
          </table:table-cell>
          <table:table-cell table:style-name="ce99" office:value-type="string" calcext:value-type="string">
            <text:p><text:span text:style-name="T17"><text:a xlink:href="https://www.numerique.gouv.fr/publications/rgaa-accessibilite/methode-rgaa/criteres/#crit-10-8" xlink:type="simple">10.8</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3</text:p>
          </table:table-cell>
          <table:table-cell table:style-name="ce94" office:value-type="string" calcext:value-type="string">
            <text:p>Dans chaque page web, l’information ne doit pas être donnée uniquement par la forme, taille ou position. Cette règle est-elle respectée et implémentée de façon pertinente ?</text:p>
          </table:table-cell>
          <table:table-cell table:style-name="ce87"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93" office:value-type="string" calcext:value-type="string">
            <text:p>Vérification manuelle + lecture du contenu</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4</text:p>
          </table:table-cell>
          <table:table-cell table:style-name="ce94"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9" office:value-type="string" calcext:value-type="string">
            <text:p><text:span text:style-name="T17"><text:a xlink:href="https://www.numerique.gouv.fr/publications/rgaa-accessibilite/methode-rgaa/criteres/#crit-10-11" xlink:type="simple">10.11</text:a></text:span></text:p>
          </table:table-cell>
          <table:table-cell table:style-name="ce93" office:value-type="string" calcext:value-type="string">
            <text:p>Vue adaptative du navigateur - Comparaison entre 2 onglets</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5</text:p>
          </table:table-cell>
          <table:table-cell table:style-name="ce94" office:value-type="string" calcext:value-type="string">
            <text:p>Dans chaque page web, les propriétés d’espacement du texte peuvent-elles être redéfinies par l’utilisateur sans perte de contenu ou de fonctionnalité (hors cas particuliers) ?</text:p>
          </table:table-cell>
          <table:table-cell table:style-name="ce99" office:value-type="string" calcext:value-type="string">
            <text:p><text:span text:style-name="T17"><text:a xlink:href="https://www.numerique.gouv.fr/publications/rgaa-accessibilite/methode-rgaa/criteres/#crit-10-12" xlink:type="simple">10.12</text:a></text:span></text:p>
          </table:table-cell>
          <table:table-cell table:style-name="ce93" office:value-type="string" calcext:value-type="string">
            <text:p>Stylus (avec feuille de style pour tester l'espacement des caractères)</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5">
            <text:p>Formulaires</text:p>
          </table:table-cell>
          <table:table-cell table:style-name="ce87" office:value-type="string" calcext:value-type="string">
            <text:p>F26</text:p>
          </table:table-cell>
          <table:table-cell table:style-name="ce94"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7"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covered-table-cell table:style-name="En-tête_20_de_20_tableau"/>
          <table:table-cell table:style-name="ce87" office:value-type="string" calcext:value-type="string">
            <text:p>F27</text:p>
          </table:table-cell>
          <table:table-cell table:style-name="ce94" office:value-type="string" calcext:value-type="string">
            <text:p>Dans chaque formulaire, chaque étiquette de champ et son champ associé sont-ils accolés (hors cas particuliers) ?</text:p>
          </table:table-cell>
          <table:table-cell table:style-name="ce99" office:value-type="string" calcext:value-type="string">
            <text:p><text:span text:style-name="T17"><text:a xlink:href="https://www.numerique.gouv.fr/publications/rgaa-accessibilite/methode-rgaa/criteres/#crit-11-4" xlink:type="simple">11.4</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7">
          <table:covered-table-cell table:style-name="En-tête_20_de_20_tableau"/>
          <table:table-cell table:style-name="ce87" office:value-type="string" calcext:value-type="string">
            <text:p>F28</text:p>
          </table:table-cell>
          <table:table-cell table:style-name="ce94" office:value-type="string" calcext:value-type="string">
            <text:p>Dans chaque formulaire, les champs de même nature sont-ils regroupés, si nécessaire ? </text:p>
            <text:p>Le regroupement a-t-il une légende ? Est-elle pertinente ?</text:p>
          </table:table-cell>
          <table:table-cell table:style-name="ce87"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93" office:value-type="string" calcext:value-type="string">
            <text:p>Assistant RGAA</text:p>
          </table:table-cell>
          <table:table-cell table:style-name="ce93" table:number-columns-repeated="2"/>
          <table:table-cell table:number-columns-repeated="1017"/>
        </table:table-row>
        <table:table-row table:style-name="ro12">
          <table:covered-table-cell table:style-name="En-tête_20_de_20_tableau"/>
          <table:table-cell table:style-name="ce87" office:value-type="string" calcext:value-type="string">
            <text:p>F29</text:p>
          </table:table-cell>
          <table:table-cell table:style-name="ce94" office:value-type="string" calcext:value-type="string">
            <text:p>Dans chaque formulaire, l’intitulé de chaque bouton est-il pertinent (hors cas particuliers) ?</text:p>
          </table:table-cell>
          <table:table-cell table:style-name="ce99" office:value-type="string" calcext:value-type="string">
            <text:p><text:span text:style-name="T17"><text:a xlink:href="https://www.numerique.gouv.fr/publications/rgaa-accessibilite/methode-rgaa/criteres/#crit-11-9" xlink:type="simple">11.9</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8">
          <table:covered-table-cell table:style-name="En-tête_20_de_20_tableau"/>
          <table:table-cell table:style-name="ce87" office:value-type="string" calcext:value-type="string">
            <text:p>F30</text:p>
          </table:table-cell>
          <table:table-cell table:style-name="ce94"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9" office:value-type="string" calcext:value-type="string">
            <text:p><text:span text:style-name="T17"><text:a xlink:href="https://www.numerique.gouv.fr/publications/rgaa-accessibilite/methode-rgaa/criteres/#crit-11-10" xlink:type="simple">11.10</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6">
          <table:table-cell table:style-name="En-tête_20_de_20_tableau" office:value-type="string" calcext:value-type="string">
            <text:p>Navigation</text:p>
          </table:table-cell>
          <table:table-cell table:style-name="ce87" office:value-type="string" calcext:value-type="string">
            <text:p>F31</text:p>
          </table:table-cell>
          <table:table-cell table:style-name="ce94" office:value-type="string" calcext:value-type="string">
            <text:p>Dans chaque page web, un lien d’évitement ou d’accès rapide à la zone de contenu principal est-il présent (hors cas particuliers) ?</text:p>
          </table:table-cell>
          <table:table-cell table:style-name="ce99" office:value-type="string" calcext:value-type="string">
            <text:p><text:span text:style-name="T17"><text:a xlink:href="https://www.numerique.gouv.fr/publications/rgaa-accessibilite/methode-rgaa/criteres/#crit-12-7" xlink:type="simple">12.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8">
          <table:table-cell table:style-name="En-tête_20_de_20_tableau" office:value-type="string" calcext:value-type="string" table:number-columns-spanned="1" table:number-rows-spanned="3">
            <text:p>Consultation</text:p>
          </table:table-cell>
          <table:table-cell table:style-name="ce87" office:value-type="string" calcext:value-type="string">
            <text:p>F32</text:p>
          </table:table-cell>
          <table:table-cell table:style-name="ce94"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9" office:value-type="string" calcext:value-type="string">
            <text:p><text:span text:style-name="T17"><text:a xlink:href="https://www.numerique.gouv.fr/publications/rgaa-accessibilite/methode-rgaa/criteres/#crit-13-1" xlink:type="simple">13.1</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1">
          <table:covered-table-cell table:style-name="En-tête_20_de_20_tableau"/>
          <table:table-cell table:style-name="ce87" office:value-type="string" calcext:value-type="string">
            <text:p>F33</text:p>
          </table:table-cell>
          <table:table-cell table:style-name="ce94"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9" office:value-type="string" calcext:value-type="string">
            <text:p><text:span text:style-name="T17"><text:a xlink:href="https://www.numerique.gouv.fr/publications/rgaa-accessibilite/methode-rgaa/criteres/#crit-13-7" xlink:type="simple">13.7</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19">
          <table:covered-table-cell table:style-name="En-tête_20_de_20_tableau"/>
          <table:table-cell table:style-name="ce87" office:value-type="string" calcext:value-type="string">
            <text:p>F34</text:p>
          </table:table-cell>
          <table:table-cell table:style-name="ce94"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9" office:value-type="string" calcext:value-type="string">
            <text:p><text:span text:style-name="T17"><text:a xlink:href="https://www.numerique.gouv.fr/publications/rgaa-accessibilite/methode-rgaa/criteres/#crit-13-8" xlink:type="simple">13.8</text:a></text:span></text:p>
          </table:table-cell>
          <table:table-cell table:style-name="ce93" office:value-type="string" calcext:value-type="string">
            <text:p>Vérification manuelle</text:p>
          </table:table-cell>
          <table:table-cell table:style-name="ce93" table:number-columns-repeated="2"/>
          <table:table-cell table:number-columns-repeated="1017"/>
        </table:table-row>
        <table:table-row table:style-name="ro3">
          <table:table-cell table:style-name="ce78" office:value-type="string" calcext:value-type="string" table:number-columns-spanned="1" table:number-rows-spanned="10">
            <text:p>Autres critères invalidés</text:p>
          </table:table-cell>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covered-table-cell table:style-name="En-tête_20_de_20_tableau"/>
          <table:table-cell table:style-name="ce87"/>
          <table:table-cell table:style-name="ce94"/>
          <table:table-cell table:style-name="ce99"/>
          <table:table-cell table:style-name="ce93" table:number-columns-repeated="3"/>
          <table:table-cell table:number-columns-repeated="1017"/>
        </table:table-row>
        <table:table-row table:style-name="ro3">
          <table:table-cell table:style-name="ce79"/>
          <table:table-cell table:style-name="ce89" table:formula="of:=SUBTOTAL(103;[.B4:.B37])" office:value-type="float" office:value="34" calcext:value-type="float">
            <text:p>34</text:p>
          </table:table-cell>
          <table:table-cell table:style-name="ce79"/>
          <table:table-cell table:style-name="ce89" office:value-type="float" office:value="55" calcext:value-type="float">
            <text:p>55</text:p>
          </table:table-cell>
          <table:table-cell table:style-name="ce101"/>
          <table:table-cell table:number-columns-repeated="1019"/>
        </table:table-row>
        <table:table-row table:style-name="ro3" table:number-rows-repeated="1048527">
          <table:table-cell table:number-columns-repeated="1024"/>
        </table:table-row>
        <table:table-row table:style-name="ro3">
          <table:table-cell table:number-columns-repeated="1024"/>
        </table:table-row>
        <calcext:conditional-formats>
          <calcext:conditional-format calcext:target-range-address="'Règles (modèle)'.B6:'Règles (modèle)'.G47">
            <calcext:condition calcext:apply-style-name="Fond blanc" calcext:value="formula-is(MOD(ROW()0.2=1))" calcext:base-cell-address="'Règles (modèle)'.B6"/>
            <calcext:condition calcext:apply-style-name="Fond gris" calcext:value="formula-is(MOD(ROW()0.2=0))" calcext:base-cell-address="'Règles (modèle)'.B6"/>
          </calcext:conditional-format>
        </calcext:conditional-formats>
      </table:table>
      <table:table table:name="P01"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9];&quot; - &quot;;[$Échantillon.B9];&quot; : &quot;;[$Échantillon.C9])" office:value-type="string" office:string-value="P01 - Éléments transverses : http://www.site.fr" calcext:value-type="string" table:number-columns-spanned="7" table:number-rows-spanned="1">
            <text:p>P01 - Éléments transverses : http://www.site.fr</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5" table:content-validation-name="val1" office:value-type="string" calcext:value-type="string">
            <text:p>Invalidé</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5" table:content-validation-name="val1" office:value-type="string" calcext:value-type="string">
            <text:p>Validé</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5"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5" table:content-validation-name="val1"/>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1.F4:P01.F47">
            <calcext:condition calcext:apply-style-name="Statut - Oui (problème détecté)" calcext:value="=&quot;Invalidé&quot;" calcext:base-cell-address="P01.F4"/>
            <calcext:condition calcext:apply-style-name="Statut - Non (problème non détecté)" calcext:value="=&quot;Validé&quot;" calcext:base-cell-address="P01.F4"/>
            <calcext:condition calcext:apply-style-name="Statut - NA" calcext:value="=&quot;NA&quot;" calcext:base-cell-address="P01.F4"/>
            <calcext:condition calcext:apply-style-name="Statut - NT" calcext:value="=&quot;NT&quot;" calcext:base-cell-address="P01.F4"/>
          </calcext:conditional-format>
        </calcext:conditional-formats>
      </table:table>
      <table:table table:name="P02"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0];&quot; - &quot;;[$Échantillon.B10];&quot; : &quot;;[$Échantillon.C10])" office:value-type="string" office:string-value="P02 - Accueil : http://www.site.fr/accueil.html" calcext:value-type="string" table:number-columns-spanned="7" table:number-rows-spanned="1">
            <text:p>P02 - Accueil : http://www.site.fr/accueil.html</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0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09"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00"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2.F5:P02.F47">
            <calcext:condition calcext:apply-style-name="Statut - Oui (problème détecté)" calcext:value="=&quot;Problème(s) détecté(s)&quot;" calcext:base-cell-address="P02.F5"/>
            <calcext:condition calcext:apply-style-name="Statut - Non (problème non détecté)" calcext:value="=&quot;Problème non détecté&quot;" calcext:base-cell-address="P02.F5"/>
            <calcext:condition calcext:apply-style-name="Statut - NA" calcext:value="=&quot;NA&quot;" calcext:base-cell-address="P02.F5"/>
            <calcext:condition calcext:apply-style-name="Statut - NT" calcext:value="=&quot;NT&quot;" calcext:base-cell-address="P02.F5"/>
          </calcext:conditional-format>
          <calcext:conditional-format calcext:target-range-address="P02.F4:P02.F37">
            <calcext:condition calcext:apply-style-name="Statut - Oui (problème détecté)" calcext:value="=&quot;Invalidé&quot;" calcext:base-cell-address="P02.F4"/>
            <calcext:condition calcext:apply-style-name="Statut - Non (problème non détecté)" calcext:value="=&quot;Validé&quot;" calcext:base-cell-address="P02.F4"/>
            <calcext:condition calcext:apply-style-name="Statut - NA" calcext:value="=&quot;NA&quot;" calcext:base-cell-address="P02.F4"/>
            <calcext:condition calcext:apply-style-name="Statut - NT" calcext:value="=&quot;NT&quot;" calcext:base-cell-address="P02.F4"/>
          </calcext:conditional-format>
        </calcext:conditional-formats>
      </table:table>
      <table:table table:name="P03"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1];&quot; - &quot;;[$Échantillon.B11];&quot; : &quot;;[$Échantillon.C11])" office:value-type="string" office:string-value="P03 -  : " calcext:value-type="string" table:number-columns-spanned="7" table:number-rows-spanned="1">
            <text:p>P03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4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50"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1"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3.F5:P03.F47">
            <calcext:condition calcext:apply-style-name="Statut - Oui (problème détecté)" calcext:value="=&quot;Problème(s) détecté(s)&quot;" calcext:base-cell-address="P03.F5"/>
            <calcext:condition calcext:apply-style-name="Statut - Non (problème non détecté)" calcext:value="=&quot;Problème non détecté&quot;" calcext:base-cell-address="P03.F5"/>
            <calcext:condition calcext:apply-style-name="Statut - NA" calcext:value="=&quot;NA&quot;" calcext:base-cell-address="P03.F5"/>
            <calcext:condition calcext:apply-style-name="Statut - NT" calcext:value="=&quot;NT&quot;" calcext:base-cell-address="P03.F5"/>
          </calcext:conditional-format>
          <calcext:conditional-format calcext:target-range-address="P03.F4:P03.F37">
            <calcext:condition calcext:apply-style-name="Statut - Oui (problème détecté)" calcext:value="=&quot;Invalidé&quot;" calcext:base-cell-address="P03.F4"/>
            <calcext:condition calcext:apply-style-name="Statut - Non (problème non détecté)" calcext:value="=&quot;Validé&quot;" calcext:base-cell-address="P03.F4"/>
            <calcext:condition calcext:apply-style-name="Statut - NA" calcext:value="=&quot;NA&quot;" calcext:base-cell-address="P03.F4"/>
            <calcext:condition calcext:apply-style-name="Statut - NT" calcext:value="=&quot;NT&quot;" calcext:base-cell-address="P03.F4"/>
          </calcext:conditional-format>
        </calcext:conditional-formats>
      </table:table>
      <table:table table:name="P04"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2];&quot; - &quot;;[$Échantillon.B12];&quot; : &quot;;[$Échantillon.C12])" office:value-type="string" office:string-value="P04 -  : " calcext:value-type="string" table:number-columns-spanned="7" table:number-rows-spanned="1">
            <text:p>P04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5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53"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4"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4.F5:P04.F47">
            <calcext:condition calcext:apply-style-name="Statut - Oui (problème détecté)" calcext:value="=&quot;Problème(s) détecté(s)&quot;" calcext:base-cell-address="P04.F5"/>
            <calcext:condition calcext:apply-style-name="Statut - Non (problème non détecté)" calcext:value="=&quot;Problème non détecté&quot;" calcext:base-cell-address="P04.F5"/>
            <calcext:condition calcext:apply-style-name="Statut - NA" calcext:value="=&quot;NA&quot;" calcext:base-cell-address="P04.F5"/>
            <calcext:condition calcext:apply-style-name="Statut - NT" calcext:value="=&quot;NT&quot;" calcext:base-cell-address="P04.F5"/>
          </calcext:conditional-format>
          <calcext:conditional-format calcext:target-range-address="P04.F4:P04.F37">
            <calcext:condition calcext:apply-style-name="Statut - Oui (problème détecté)" calcext:value="=&quot;Invalidé&quot;" calcext:base-cell-address="P04.F4"/>
            <calcext:condition calcext:apply-style-name="Statut - Non (problème non détecté)" calcext:value="=&quot;Validé&quot;" calcext:base-cell-address="P04.F4"/>
            <calcext:condition calcext:apply-style-name="Statut - NA" calcext:value="=&quot;NA&quot;" calcext:base-cell-address="P04.F4"/>
            <calcext:condition calcext:apply-style-name="Statut - NT" calcext:value="=&quot;NT&quot;" calcext:base-cell-address="P04.F4"/>
          </calcext:conditional-format>
        </calcext:conditional-formats>
      </table:table>
      <table:table table:name="P05"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3];&quot; - &quot;;[$Échantillon.B13];&quot; : &quot;;[$Échantillon.C13])" office:value-type="string" office:string-value="P05 -  : " calcext:value-type="string" table:number-columns-spanned="7" table:number-rows-spanned="1">
            <text:p>P05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5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56"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57"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5.F5:P05.F47">
            <calcext:condition calcext:apply-style-name="Statut - Oui (problème détecté)" calcext:value="=&quot;Problème(s) détecté(s)&quot;" calcext:base-cell-address="P05.F5"/>
            <calcext:condition calcext:apply-style-name="Statut - Non (problème non détecté)" calcext:value="=&quot;Problème non détecté&quot;" calcext:base-cell-address="P05.F5"/>
            <calcext:condition calcext:apply-style-name="Statut - NA" calcext:value="=&quot;NA&quot;" calcext:base-cell-address="P05.F5"/>
            <calcext:condition calcext:apply-style-name="Statut - NT" calcext:value="=&quot;NT&quot;" calcext:base-cell-address="P05.F5"/>
          </calcext:conditional-format>
          <calcext:conditional-format calcext:target-range-address="P05.F4:P05.F37">
            <calcext:condition calcext:apply-style-name="Statut - Oui (problème détecté)" calcext:value="=&quot;Invalidé&quot;" calcext:base-cell-address="P05.F4"/>
            <calcext:condition calcext:apply-style-name="Statut - Non (problème non détecté)" calcext:value="=&quot;Validé&quot;" calcext:base-cell-address="P05.F4"/>
            <calcext:condition calcext:apply-style-name="Statut - NA" calcext:value="=&quot;NA&quot;" calcext:base-cell-address="P05.F4"/>
            <calcext:condition calcext:apply-style-name="Statut - NT" calcext:value="=&quot;NT&quot;" calcext:base-cell-address="P05.F4"/>
          </calcext:conditional-format>
        </calcext:conditional-formats>
      </table:table>
      <table:table table:name="P06"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4];&quot; - &quot;;[$Échantillon.B14];&quot; : &quot;;[$Échantillon.C14])" office:value-type="string" office:string-value="P06 -  : " calcext:value-type="string" table:number-columns-spanned="7" table:number-rows-spanned="1">
            <text:p>P06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5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59"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0"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6.F5:P06.F47">
            <calcext:condition calcext:apply-style-name="Statut - Oui (problème détecté)" calcext:value="=&quot;Problème(s) détecté(s)&quot;" calcext:base-cell-address="P06.F5"/>
            <calcext:condition calcext:apply-style-name="Statut - Non (problème non détecté)" calcext:value="=&quot;Problème non détecté&quot;" calcext:base-cell-address="P06.F5"/>
            <calcext:condition calcext:apply-style-name="Statut - NA" calcext:value="=&quot;NA&quot;" calcext:base-cell-address="P06.F5"/>
            <calcext:condition calcext:apply-style-name="Statut - NT" calcext:value="=&quot;NT&quot;" calcext:base-cell-address="P06.F5"/>
          </calcext:conditional-format>
          <calcext:conditional-format calcext:target-range-address="P06.F4:P06.F37">
            <calcext:condition calcext:apply-style-name="Statut - Oui (problème détecté)" calcext:value="=&quot;Invalidé&quot;" calcext:base-cell-address="P06.F4"/>
            <calcext:condition calcext:apply-style-name="Statut - Non (problème non détecté)" calcext:value="=&quot;Validé&quot;" calcext:base-cell-address="P06.F4"/>
            <calcext:condition calcext:apply-style-name="Statut - NA" calcext:value="=&quot;NA&quot;" calcext:base-cell-address="P06.F4"/>
            <calcext:condition calcext:apply-style-name="Statut - NT" calcext:value="=&quot;NT&quot;" calcext:base-cell-address="P06.F4"/>
          </calcext:conditional-format>
        </calcext:conditional-formats>
      </table:table>
      <table:table table:name="P07"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5];&quot; - &quot;;[$Échantillon.B15];&quot; : &quot;;[$Échantillon.C15])" office:value-type="string" office:string-value="P07 -  : " calcext:value-type="string" table:number-columns-spanned="7" table:number-rows-spanned="1">
            <text:p>P07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6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covered-table-cell table:style-name="ce103"/>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7">
          <table:covered-table-cell table:style-name="ce103"/>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2">
          <table:covered-table-cell table:style-name="ce103"/>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8">
          <table:covered-table-cell table:style-name="ce103"/>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1">
          <table:covered-table-cell table:style-name="ce103"/>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19">
          <table:covered-table-cell table:style-name="ce103"/>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63"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covered-table-cell table:style-name="ce103"/>
          <table:table-cell table:style-name="ce72"/>
          <table:table-cell table:style-name="ce15"/>
          <table:table-cell table:style-name="ce95"/>
          <table:table-cell table:style-name="ce25"/>
          <table:table-cell table:style-name="ce164"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7.F5:P07.F47">
            <calcext:condition calcext:apply-style-name="Statut - Oui (problème détecté)" calcext:value="=&quot;Problème(s) détecté(s)&quot;" calcext:base-cell-address="P07.F5"/>
            <calcext:condition calcext:apply-style-name="Statut - Non (problème non détecté)" calcext:value="=&quot;Problème non détecté&quot;" calcext:base-cell-address="P07.F5"/>
            <calcext:condition calcext:apply-style-name="Statut - NA" calcext:value="=&quot;NA&quot;" calcext:base-cell-address="P07.F5"/>
            <calcext:condition calcext:apply-style-name="Statut - NT" calcext:value="=&quot;NT&quot;" calcext:base-cell-address="P07.F5"/>
          </calcext:conditional-format>
          <calcext:conditional-format calcext:target-range-address="P07.F4:P07.F37">
            <calcext:condition calcext:apply-style-name="Statut - Oui (problème détecté)" calcext:value="=&quot;Invalidé&quot;" calcext:base-cell-address="P07.F4"/>
            <calcext:condition calcext:apply-style-name="Statut - Non (problème non détecté)" calcext:value="=&quot;Validé&quot;" calcext:base-cell-address="P07.F4"/>
            <calcext:condition calcext:apply-style-name="Statut - NA" calcext:value="=&quot;NA&quot;" calcext:base-cell-address="P07.F4"/>
            <calcext:condition calcext:apply-style-name="Statut - NT" calcext:value="=&quot;NT&quot;" calcext:base-cell-address="P07.F4"/>
          </calcext:conditional-format>
        </calcext:conditional-formats>
      </table:table>
      <table:table table:name="P08"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6];&quot; - &quot;;[$Échantillon.B16];&quot; : &quot;;[$Échantillon.C16])" office:value-type="string" office:string-value="P08 -  : " calcext:value-type="string" table:number-columns-spanned="7" table:number-rows-spanned="1">
            <text:p>P08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65"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66"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67"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8.F5:P08.F47">
            <calcext:condition calcext:apply-style-name="Statut - Oui (problème détecté)" calcext:value="=&quot;Problème(s) détecté(s)&quot;" calcext:base-cell-address="P08.F5"/>
            <calcext:condition calcext:apply-style-name="Statut - Non (problème non détecté)" calcext:value="=&quot;Problème non détecté&quot;" calcext:base-cell-address="P08.F5"/>
            <calcext:condition calcext:apply-style-name="Statut - NA" calcext:value="=&quot;NA&quot;" calcext:base-cell-address="P08.F5"/>
            <calcext:condition calcext:apply-style-name="Statut - NT" calcext:value="=&quot;NT&quot;" calcext:base-cell-address="P08.F5"/>
          </calcext:conditional-format>
          <calcext:conditional-format calcext:target-range-address="P08.F4:P08.F37">
            <calcext:condition calcext:apply-style-name="Statut - Oui (problème détecté)" calcext:value="=&quot;Invalidé&quot;" calcext:base-cell-address="P08.F4"/>
            <calcext:condition calcext:apply-style-name="Statut - Non (problème non détecté)" calcext:value="=&quot;Validé&quot;" calcext:base-cell-address="P08.F4"/>
            <calcext:condition calcext:apply-style-name="Statut - NA" calcext:value="=&quot;NA&quot;" calcext:base-cell-address="P08.F4"/>
            <calcext:condition calcext:apply-style-name="Statut - NT" calcext:value="=&quot;NT&quot;" calcext:base-cell-address="P08.F4"/>
          </calcext:conditional-format>
        </calcext:conditional-formats>
      </table:table>
      <table:table table:name="P09"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7];&quot; - &quot;;[$Échantillon.B17];&quot; : &quot;;[$Échantillon.C17])" office:value-type="string" office:string-value="P09 -  : " calcext:value-type="string" table:number-columns-spanned="7" table:number-rows-spanned="1">
            <text:p>P09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68"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69"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0"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09.F5:P09.F47">
            <calcext:condition calcext:apply-style-name="Statut - Oui (problème détecté)" calcext:value="=&quot;Problème(s) détecté(s)&quot;" calcext:base-cell-address="P09.F5"/>
            <calcext:condition calcext:apply-style-name="Statut - Non (problème non détecté)" calcext:value="=&quot;Problème non détecté&quot;" calcext:base-cell-address="P09.F5"/>
            <calcext:condition calcext:apply-style-name="Statut - NA" calcext:value="=&quot;NA&quot;" calcext:base-cell-address="P09.F5"/>
            <calcext:condition calcext:apply-style-name="Statut - NT" calcext:value="=&quot;NT&quot;" calcext:base-cell-address="P09.F5"/>
          </calcext:conditional-format>
          <calcext:conditional-format calcext:target-range-address="P09.F4:P09.F37">
            <calcext:condition calcext:apply-style-name="Statut - Oui (problème détecté)" calcext:value="=&quot;Invalidé&quot;" calcext:base-cell-address="P09.F4"/>
            <calcext:condition calcext:apply-style-name="Statut - Non (problème non détecté)" calcext:value="=&quot;Validé&quot;" calcext:base-cell-address="P09.F4"/>
            <calcext:condition calcext:apply-style-name="Statut - NA" calcext:value="=&quot;NA&quot;" calcext:base-cell-address="P09.F4"/>
            <calcext:condition calcext:apply-style-name="Statut - NT" calcext:value="=&quot;NT&quot;" calcext:base-cell-address="P09.F4"/>
          </calcext:conditional-format>
        </calcext:conditional-formats>
      </table:table>
      <table:table table:name="P10" table:style-name="ta1">
        <table:table-column table:style-name="co20" table:default-cell-style-name="ce23"/>
        <table:table-column table:style-name="co4" table:default-cell-style-name="ce23"/>
        <table:table-column table:style-name="co14" table:default-cell-style-name="ce24"/>
        <table:table-column table:style-name="co4" table:default-cell-style-name="ce23"/>
        <table:table-column table:style-name="co15" table:default-cell-style-name="ce26"/>
        <table:table-column table:style-name="co21" table:default-cell-style-name="ce51"/>
        <table:table-column table:style-name="co22" table:default-cell-style-name="ce51"/>
        <table:table-column table:style-name="co4" table:number-columns-repeated="1017" table:default-cell-style-name="ce51"/>
        <table:table-row table:style-name="ro1">
          <table:table-cell table:style-name="ce84" table:formula="of:=[$'Règles (modèle)'.A1]" office:value-type="string" office:string-value="RGAA 4.1 – Grille d’audit flash (checklist) – version 1.6" calcext:value-type="string" table:number-columns-spanned="7" table:number-rows-spanned="1">
            <text:p>RGAA 4.1 – Grille d’audit flash (checklist) – version 1.6</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2">
          <table:table-cell table:style-name="ce85" table:formula="of:=CONCATENATE([$Échantillon.A18];&quot; - &quot;;[$Échantillon.B18];&quot; : &quot;;[$Échantillon.C18])" office:value-type="string" office:string-value="P10 -  : " calcext:value-type="string" table:number-columns-spanned="7" table:number-rows-spanned="1">
            <text:p>P10 - <text:s/>: </text:p>
          </table:table-cell>
          <table:covered-table-cell table:style-name="ce52"/>
          <table:covered-table-cell table:style-name="ce57"/>
          <table:covered-table-cell table:style-name="ce52"/>
          <table:covered-table-cell table:style-name="ce58"/>
          <table:covered-table-cell table:number-columns-repeated="2"/>
          <table:table-cell table:number-columns-repeated="1017"/>
        </table:table-row>
        <table:table-row table:style-name="ro6">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Comment tester (outils)" calcext:value-type="string">
            <text:p>Comment tester (outils)</text:p>
          </table:table-cell>
          <table:table-cell table:style-name="En-tête_20_de_20_tableau" table:formula="of:=[$'Règles (modèle)'.F3]" office:value-type="string" office:string-value="Statut" calcext:value-type="string">
            <text:p>Statut</text:p>
          </table:table-cell>
          <table:table-cell table:style-name="En-tête_20_de_20_tableau" table:formula="of:=[$'Règles (modèle)'.G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6">
          <table:table-cell table:style-name="En-tête_20_de_20_tableau" table:formula="of:=[$'Règles (modèle)'.A4]" office:value-type="string" office:string-value="Images" calcext:value-type="string" table:number-columns-spanned="1" table:number-rows-spanned="4">
            <text:p>Images</text:p>
          </table:table-cell>
          <table:table-cell table:style-name="ce72" table:formula="of:=[$'Règles (modèle)'.B4]" office:value-type="string" office:string-value="F01" calcext:value-type="string">
            <text:p>F01</text:p>
          </table:table-cell>
          <table:table-cell table:style-name="ce91" office:value-type="string" calcext:value-type="string">
            <text:p><text:span text:style-name="T1">Chaque image de décoration est-elle correctement ignorée ?</text:span></text:p>
            <text:p>(a minima &lt;img&gt; et &lt;svg&gt;)</text:p>
          </table:table-cell>
          <table:table-cell table:style-name="ce95" office:value-type="string" calcext:value-type="string">
            <text:p><text:span text:style-name="T17"><text:a xlink:href="https://www.numerique.gouv.fr/publications/rgaa-accessibilite/methode-rgaa/criteres/#crit-1-2" xlink:type="simple">1.2</text:a></text:span></text:p>
          </table:table-cell>
          <table:table-cell table:style-name="ce25" table:formula="of:=[$'Règles (modèle)'.E4]" office:value-type="string" office:string-value="– Web Developer Toolbar : « Display alt attributes »&#10;– Assistant RGAA" calcext:value-type="string">
            <text:p>– Web Developer Toolbar : « Display alt attributes »</text:p>
            <text:p>– Assistant RGAA</text:p>
          </table:table-cell>
          <table:table-cell table:style-name="ce171"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5]" office:value-type="string" office:string-value="F02" calcext:value-type="string">
            <text:p>F02</text:p>
          </table:table-cell>
          <table:table-cell table:style-name="ce91" office:value-type="string" calcext:value-type="string">
            <text:p><text:span text:style-name="T1">Chaque image porteuse d’information a-t-elle une alternative textuelle ? Et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1" xlink:type="simple">1.1</text:a></text:span>, <text:span text:style-name="T17"><text:a xlink:href="https://www.numerique.gouv.fr/publications/rgaa-accessibilite/methode-rgaa/criteres/#crit-1-3" xlink:type="simple">1.3</text:a></text:span></text:p>
          </table:table-cell>
          <table:table-cell table:style-name="ce25" table:formula="of:=[$'Règles (modèle)'.E5]" office:value-type="string" office:string-value="– Web Developer Toolbar : « Display alt attributes »&#10;– Assistant RGAA" calcext:value-type="string">
            <text:p>– Web Developer Toolbar : « Display alt attributes »</text:p>
            <text:p>– 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6]" office:value-type="string" office:string-value="F03" calcext:value-type="string">
            <text:p>F03</text:p>
          </table:table-cell>
          <table:table-cell table:style-name="ce91" office:value-type="string" calcext:value-type="string">
            <text:p><text:span text:style-name="T1">Chaque CAPTCHA est-il correctement accessible ?</text:span> (alternative de l’image, présence d’une solution d’accès alternatif)</text:p>
          </table:table-cell>
          <table:table-cell table:style-name="ce82" office:value-type="string" calcext:value-type="string">
            <text:p><text:span text:style-name="T17"><text:a xlink:href="https://www.numerique.gouv.fr/publications/rgaa-accessibilite/methode-rgaa/criteres/#crit-1-4" xlink:type="simple">1.4</text:a></text:span>, <text:span text:style-name="T17"><text:a xlink:href="https://www.numerique.gouv.fr/publications/rgaa-accessibilite/methode-rgaa/criteres/#crit-1-5" xlink:type="simple">1.5</text:a></text:span></text:p>
          </table:table-cell>
          <table:table-cell table:style-name="ce25" table:formula="of:=[$'Règles (modèle)'.E6]"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7]" office:value-type="string" office:string-value="F04" calcext:value-type="string">
            <text:p>F04</text:p>
          </table:table-cell>
          <table:table-cell table:style-name="ce91" office:value-type="string" calcext:value-type="string">
            <text:p><text:span text:style-name="T1">Chaque image porteuse d’information a-t-elle, si nécessaire, une description détaillée ? Est-elle pertinente ?</text:span></text:p>
            <text:p><text:span text:style-name="T34">(a minima &lt;img&gt; et &lt;svg&gt;)</text:span></text:p>
          </table:table-cell>
          <table:table-cell table:style-name="ce82" office:value-type="string" calcext:value-type="string">
            <text:p><text:span text:style-name="T17"><text:a xlink:href="https://www.numerique.gouv.fr/publications/rgaa-accessibilite/methode-rgaa/criteres/#crit-1-6" xlink:type="simple">1.6</text:a></text:span>, <text:span text:style-name="T17"><text:a xlink:href="https://www.numerique.gouv.fr/publications/rgaa-accessibilite/methode-rgaa/criteres/#crit-1-7" xlink:type="simple">1.7</text:a></text:span></text:p>
          </table:table-cell>
          <table:table-cell table:style-name="ce25" table:formula="of:=[$'Règles (modèle)'.E7]"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8]" office:value-type="string" office:string-value="Cadres" calcext:value-type="string">
            <text:p>Cadres</text:p>
          </table:table-cell>
          <table:table-cell table:style-name="ce72" table:formula="of:=[$'Règles (modèle)'.B8]" office:value-type="string" office:string-value="F05" calcext:value-type="string">
            <text:p>F05</text:p>
          </table:table-cell>
          <table:table-cell table:style-name="ce91" office:value-type="string" calcext:value-type="string">
            <text:p><text:span text:style-name="T1">Chaque cadre a-t-il un titre de cadre ? Est-il pertinent ?</text:span></text:p>
            <text:p>(notamment &lt;iframe&gt;)</text:p>
          </table:table-cell>
          <table:table-cell table:style-name="ce82" office:value-type="string" calcext:value-type="string">
            <text:p><text:span text:style-name="T17"><text:a xlink:href="https://www.numerique.gouv.fr/publications/rgaa-accessibilite/methode-rgaa/criteres/#crit-2-1" xlink:type="simple">2.1</text:a></text:span>, <text:span text:style-name="T17"><text:a xlink:href="https://www.numerique.gouv.fr/publications/rgaa-accessibilite/methode-rgaa/criteres/#crit-2-2" xlink:type="simple">2.2</text:a></text:span></text:p>
          </table:table-cell>
          <table:table-cell table:style-name="ce25" table:formula="of:=[$'Règles (modèle)'.E8]"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9]" office:value-type="string" office:string-value="Couleurs" calcext:value-type="string" table:number-columns-spanned="1" table:number-rows-spanned="2">
            <text:p>Couleurs</text:p>
          </table:table-cell>
          <table:table-cell table:style-name="ce72" table:formula="of:=[$'Règles (modèle)'.B9]" office:value-type="string" office:string-value="F06" calcext:value-type="string">
            <text:p>F06</text:p>
          </table:table-cell>
          <table:table-cell table:style-name="ce15" office:value-type="string" calcext:value-type="string">
            <text:p>Dans chaque page web, l’information ne doit pas être donnée uniquement par la couleur. Cette règle est-elle respectée ?</text:p>
          </table:table-cell>
          <table:table-cell table:style-name="ce95" office:value-type="string" calcext:value-type="string">
            <text:p><text:span text:style-name="T17"><text:a xlink:href="https://www.numerique.gouv.fr/publications/rgaa-accessibilite/methode-rgaa/criteres/#crit-3-1" xlink:type="simple">3.1</text:a></text:span></text:p>
          </table:table-cell>
          <table:table-cell table:style-name="ce25" table:formula="of:=[$'Règles (modèle)'.E9]"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0]" office:value-type="string" office:string-value="F07" calcext:value-type="string">
            <text:p>F07</text:p>
          </table:table-cell>
          <table:table-cell table:style-name="ce15" office:value-type="string" calcext:value-type="string">
            <text:p>Dans chaque page web, le contraste entre la couleur du texte et la couleur de son arrière-plan est-il suffisamment élevé (hors cas particuliers) ?</text:p>
          </table:table-cell>
          <table:table-cell table:style-name="ce95" office:value-type="string" calcext:value-type="string">
            <text:p><text:span text:style-name="T17"><text:a xlink:href="https://www.numerique.gouv.fr/publications/rgaa-accessibilite/methode-rgaa/criteres/#crit-3-2" xlink:type="simple">3.2</text:a></text:span></text:p>
          </table:table-cell>
          <table:table-cell table:style-name="ce25" table:formula="of:=[$'Règles (modèle)'.E10]" office:value-type="string" office:string-value="– WCAG – Contrast checker&#10;– Outil d’accessibilité de Firefox&#10;– Colour Contrast Analyser" calcext:value-type="string">
            <text:p>– WCAG – Contrast checker</text:p>
            <text:p>– Outil d’accessibilité de Firefox</text:p>
            <text:p>– Colour Contrast Analyser</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11]" office:value-type="string" office:string-value="Multimédia" calcext:value-type="string" table:number-columns-spanned="1" table:number-rows-spanned="4">
            <text:p>Multimédia</text:p>
          </table:table-cell>
          <table:table-cell table:style-name="ce72" table:formula="of:=[$'Règles (modèle)'.B11]" office:value-type="string" office:string-value="F08" calcext:value-type="string">
            <text:p>F08</text:p>
          </table:table-cell>
          <table:table-cell table:style-name="ce91" office:value-type="string" calcext:value-type="string">
            <text:p><text:span text:style-name="T1">Chaque média temporel pré-enregistré a-t-il, si nécessaire, une transcription textuelle ou une audiodescription (hors cas particuliers) ? Sont-elles pertinentes ?</text:span></text:p>
            <text:p>(Vidéo, podcast…)</text:p>
          </table:table-cell>
          <table:table-cell table:style-name="ce82" office:value-type="string" calcext:value-type="string">
            <text:p><text:span text:style-name="T17"><text:a xlink:href="https://www.numerique.gouv.fr/publications/rgaa-accessibilite/methode-rgaa/criteres/#crit-4-1" xlink:type="simple">4.1</text:a></text:span>, <text:span text:style-name="T17"><text:a xlink:href="https://www.numerique.gouv.fr/publications/rgaa-accessibilite/methode-rgaa/criteres/#crit-4-2" xlink:type="simple">4.2</text:a></text:span></text:p>
          </table:table-cell>
          <table:table-cell table:style-name="ce25" table:formula="of:=[$'Règles (modèle)'.E11]"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12]" office:value-type="string" office:string-value="F09" calcext:value-type="string">
            <text:p>F09</text:p>
          </table:table-cell>
          <table:table-cell table:style-name="ce91" office:value-type="string" calcext:value-type="string">
            <text:p><text:span text:style-name="T1">Chaque média temporel synchronisé pré-enregistré a-t-il, si nécessaire, des sous-titres synchronisés (hors cas particuliers) ? Sont-ils pertinents ?</text:span></text:p>
            <text:p><text:span text:style-name="T34">(Vidéo, podcast…)</text:span></text:p>
          </table:table-cell>
          <table:table-cell table:style-name="ce82" office:value-type="string" calcext:value-type="string">
            <text:p><text:span text:style-name="T17"><text:a xlink:href="https://www.numerique.gouv.fr/publications/rgaa-accessibilite/methode-rgaa/criteres/#crit-4-3" xlink:type="simple">4.3</text:a></text:span>, <text:span text:style-name="T17"><text:a xlink:href="https://www.numerique.gouv.fr/publications/rgaa-accessibilite/methode-rgaa/criteres/#crit-4-4" xlink:type="simple">4.4</text:a></text:span></text:p>
          </table:table-cell>
          <table:table-cell table:style-name="ce25" table:formula="of:=[$'Règles (modèle)'.E12]"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6">
          <table:covered-table-cell table:style-name="En-tête_20_de_20_tableau"/>
          <table:table-cell table:style-name="ce72" table:formula="of:=[$'Règles (modèle)'.B13]" office:value-type="string" office:string-value="F10" calcext:value-type="string">
            <text:p>F10</text:p>
          </table:table-cell>
          <table:table-cell table:style-name="ce91" office:value-type="string" calcext:value-type="string">
            <text:p><text:span text:style-name="T1">Chaque média non temporel a-t-il, si nécessaire, une alternative (hors cas particuliers) ? Est-elle pertinente ?</text:span></text:p>
            <text:p>(médias hors scripts ou images simples : canvas (diaporama comme Prezi, par exemple), SVG, Flash, Java, Silverlight)</text:p>
          </table:table-cell>
          <table:table-cell table:style-name="ce82" office:value-type="string" calcext:value-type="string">
            <text:p><text:span text:style-name="T17"><text:a xlink:href="https://www.numerique.gouv.fr/publications/rgaa-accessibilite/methode-rgaa/criteres/#crit-4-8" xlink:type="simple">4.8</text:a></text:span>, <text:span text:style-name="T17"><text:a xlink:href="https://www.numerique.gouv.fr/publications/rgaa-accessibilite/methode-rgaa/criteres/#crit-4-9" xlink:type="simple">4.9</text:a></text:span></text:p>
          </table:table-cell>
          <table:table-cell table:style-name="ce25" table:formula="of:=[$'Règles (modèle)'.E13]"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14]" office:value-type="string" office:string-value="F11" calcext:value-type="string">
            <text:p>F11</text:p>
          </table:table-cell>
          <table:table-cell table:style-name="ce15" office:value-type="string" calcext:value-type="string">
            <text:p>Chaque son déclenché automatiquement est-il contrôlable par l’utilisateur ?</text:p>
          </table:table-cell>
          <table:table-cell table:style-name="ce95" office:value-type="string" calcext:value-type="string">
            <text:p><text:span text:style-name="T17"><text:a xlink:href="https://www.numerique.gouv.fr/publications/rgaa-accessibilite/methode-rgaa/criteres/#crit-4-10" xlink:type="simple">4.10</text:a></text:span></text:p>
          </table:table-cell>
          <table:table-cell table:style-name="ce25" table:formula="of:=[$'Règles (modèle)'.E14]"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6">
          <table:table-cell table:style-name="En-tête_20_de_20_tableau" table:formula="of:=[$'Règles (modèle)'.A15]" office:value-type="string" office:string-value="Multimédia, Scripts, Présentation, Navigation" calcext:value-type="string">
            <text:p>Multimédia, Scripts, Présentation, Navigation</text:p>
          </table:table-cell>
          <table:table-cell table:style-name="ce72" table:formula="of:=[$'Règles (modèle)'.B15]" office:value-type="string" office:string-value="F12" calcext:value-type="string">
            <text:p>F12</text:p>
          </table:table-cell>
          <table:table-cell table:style-name="ce91" office:value-type="string" calcext:value-type="string">
            <text:p><text:span text:style-name="T1">La navigation clavier est-elle opérationnelle ?</text:span></text:p>
            <text:p>– Chaque élément fonctionnant à la souris fonctionne aussi au clavier ;</text:p>
            <text:p>– Absence de piège au clavier ;</text:p>
            <text:p>– Ordre de tabulation cohérent ;</text:p>
            <text:p>– Visibilité de la prise de focus.</text:p>
          </table:table-cell>
          <table:table-cell table:style-name="ce82" office:value-type="string" calcext:value-type="string">
            <text:p><text:span text:style-name="T17"><text:a xlink:href="https://www.numerique.gouv.fr/publications/rgaa-accessibilite/methode-rgaa/criteres/#crit-4-11" xlink:type="simple">4.11</text:a></text:span>, <text:span text:style-name="T17"><text:a xlink:href="https://www.numerique.gouv.fr/publications/rgaa-accessibilite/methode-rgaa/criteres/#crit-4-12" xlink:type="simple">4.12</text:a></text:span>, <text:span text:style-name="T17"><text:a xlink:href="https://www.numerique.gouv.fr/publications/rgaa-accessibilite/methode-rgaa/criteres/#crit-7-3" xlink:type="simple">7.3</text:a></text:span>, <text:span text:style-name="T17"><text:a xlink:href="https://www.numerique.gouv.fr/publications/rgaa-accessibilite/methode-rgaa/criteres/#crit-10-7" xlink:type="simple">10.7</text:a></text:span>, <text:span text:style-name="T17"><text:a xlink:href="https://www.numerique.gouv.fr/publications/rgaa-accessibilite/methode-rgaa/criteres/#crit-10-14" xlink:type="simple">10.14</text:a></text:span>, <text:span text:style-name="T17"><text:a xlink:href="https://www.numerique.gouv.fr/publications/rgaa-accessibilite/methode-rgaa/criteres/#crit-12-8" xlink:type="simple">12.8</text:a></text:span>, <text:span text:style-name="T17"><text:a xlink:href="https://www.numerique.gouv.fr/publications/rgaa-accessibilite/methode-rgaa/criteres/#crit-12-9" xlink:type="simple">12.9</text:a></text:span>, <text:span text:style-name="T17"><text:a xlink:href="https://www.numerique.gouv.fr/publications/rgaa-accessibilite/methode-rgaa/criteres/#crit-12-11" xlink:type="simple">12.11</text:a></text:span></text:p>
          </table:table-cell>
          <table:table-cell table:style-name="ce25" table:formula="of:=[$'Règles (modèle)'.E15]" office:value-type="string" office:string-value="Touche tabulation du clavier sur Firefox" calcext:value-type="string">
            <text:p>Touche tabulation du clavier sur Firefox</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table-cell table:style-name="En-tête_20_de_20_tableau" table:formula="of:=[$'Règles (modèle)'.A16]" office:value-type="string" office:string-value="Tableaux" calcext:value-type="string" table:number-columns-spanned="1" table:number-rows-spanned="2">
            <text:p>Tableaux</text:p>
          </table:table-cell>
          <table:table-cell table:style-name="ce72" table:formula="of:=[$'Règles (modèle)'.B16]" office:value-type="string" office:string-value="F13" calcext:value-type="string">
            <text:p>F13</text:p>
          </table:table-cell>
          <table:table-cell table:style-name="ce91" office:value-type="string" calcext:value-type="string">
            <text:p><text:span text:style-name="T1">Pour chaque tableau de données, chaque en-tête de colonnes et chaque en-tête de lignes sont-ils correctement déclarés ?</text:span></text:p>
            <text:p><text:span text:style-name="T2">(généralement usage de &lt;th&gt;)</text:span></text:p>
          </table:table-cell>
          <table:table-cell table:style-name="ce95" office:value-type="string" calcext:value-type="string">
            <text:p><text:span text:style-name="T17"><text:a xlink:href="https://www.numerique.gouv.fr/publications/rgaa-accessibilite/methode-rgaa/criteres/#crit-5-6" xlink:type="simple">5.6</text:a></text:span></text:p>
          </table:table-cell>
          <table:table-cell table:style-name="ce25" table:formula="of:=[$'Règles (modèle)'.E16]"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8">
          <table:covered-table-cell table:style-name="En-tête_20_de_20_tableau"/>
          <table:table-cell table:style-name="ce72" table:formula="of:=[$'Règles (modèle)'.B17]" office:value-type="string" office:string-value="F14" calcext:value-type="string">
            <text:p>F14</text:p>
          </table:table-cell>
          <table:table-cell table:style-name="ce91" office:value-type="string" calcext:value-type="string">
            <text:p><text:span text:style-name="T1">Pour chaque tableau de données, la technique appropriée permettant d’associer chaque cellule avec ses en-têtes est-elle utilisée (hors cas particuliers) ?</text:span></text:p>
            <text:p>(généralement attribut scope ou couple id/headers)</text:p>
          </table:table-cell>
          <table:table-cell table:style-name="ce95" office:value-type="string" calcext:value-type="string">
            <text:p><text:span text:style-name="T17"><text:a xlink:href="https://www.numerique.gouv.fr/publications/rgaa-accessibilite/methode-rgaa/criteres/#crit-5-7" xlink:type="simple">5.7</text:a></text:span></text:p>
          </table:table-cell>
          <table:table-cell table:style-name="ce25" table:formula="of:=[$'Règles (modèle)'.E17]"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3">
          <table:table-cell table:style-name="En-tête_20_de_20_tableau" table:formula="of:=[$'Règles (modèle)'.A18]" office:value-type="string" office:string-value="Liens" calcext:value-type="string" table:number-columns-spanned="1" table:number-rows-spanned="2">
            <text:p>Liens</text:p>
          </table:table-cell>
          <table:table-cell table:style-name="ce72" table:formula="of:=[$'Règles (modèle)'.B18]" office:value-type="string" office:string-value="F15" calcext:value-type="string">
            <text:p>F15</text:p>
          </table:table-cell>
          <table:table-cell table:style-name="ce15" office:value-type="string" calcext:value-type="string">
            <text:p>Chaque lien est-il explicite (hors cas particuliers) ?</text:p>
          </table:table-cell>
          <table:table-cell table:style-name="ce95" office:value-type="string" calcext:value-type="string">
            <text:p><text:span text:style-name="T17"><text:a xlink:href="https://www.numerique.gouv.fr/publications/rgaa-accessibilite/methode-rgaa/criteres/#crit-6-1" xlink:type="simple">6.1</text:a></text:span></text:p>
          </table:table-cell>
          <table:table-cell table:style-name="ce25" table:formula="of:=[$'Règles (modèle)'.E18]"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19]" office:value-type="string" office:string-value="F16" calcext:value-type="string">
            <text:p>F16</text:p>
          </table:table-cell>
          <table:table-cell table:style-name="ce91" office:value-type="string" calcext:value-type="string">
            <text:p><text:span text:style-name="T1">Dans chaque page web, chaque lien a-t-il un intitulé ?</text:span></text:p>
            <text:p>(texte présent entre &lt;a&gt; et &lt;/a&gt;)</text:p>
          </table:table-cell>
          <table:table-cell table:style-name="ce95" office:value-type="string" calcext:value-type="string">
            <text:p><text:span text:style-name="T17"><text:a xlink:href="https://www.numerique.gouv.fr/publications/rgaa-accessibilite/methode-rgaa/criteres/#crit-6-2" xlink:type="simple">6.2</text:a></text:span></text:p>
          </table:table-cell>
          <table:table-cell table:style-name="ce25" table:formula="of:=[$'Règles (modèle)'.E19]"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7">
          <table:table-cell table:style-name="En-tête_20_de_20_tableau" table:formula="of:=[$'Règles (modèle)'.A20]" office:value-type="string" office:string-value="Éléments obligatoires" calcext:value-type="string" table:number-columns-spanned="1" table:number-rows-spanned="3">
            <text:p>Éléments obligatoires</text:p>
          </table:table-cell>
          <table:table-cell table:style-name="ce72" table:formula="of:=[$'Règles (modèle)'.B20]" office:value-type="string" office:string-value="F17" calcext:value-type="string">
            <text:p>F17</text:p>
          </table:table-cell>
          <table:table-cell table:style-name="ce15" office:value-type="string" calcext:value-type="string">
            <text:p>Chaque page web est-elle définie par un type de document ?</text:p>
            <text:p>Pour chaque page web, le code source généré est-il valide selon le type de document spécifié (hors cas particuliers) ?</text:p>
            <text:p><text:span text:style-name="T2">– Les balises, attributs et valeurs d’attributs respectent les règles d’écriture ;</text:span></text:p>
            <text:p><text:span text:style-name="T2">– L’imbrication des balises est conforme ;</text:span></text:p>
            <text:p><text:span text:style-name="T2">– L’ouverture et la fermeture des balises sont conformes ;</text:span></text:p>
            <text:p><text:span text:style-name="T2">– Les valeurs d’attribut id sont uniques dans la page ;</text:span></text:p>
            <text:p><text:span text:style-name="T2">– Les attributs ne sont pas doublés sur un même élément.</text:span></text:p>
          </table:table-cell>
          <table:table-cell table:style-name="ce82" office:value-type="string" calcext:value-type="string">
            <text:p><text:span text:style-name="T17"><text:a xlink:href="https://www.numerique.gouv.fr/publications/rgaa-accessibilite/methode-rgaa/criteres/#crit-8-1" xlink:type="simple">8.1</text:a></text:span>, <text:span text:style-name="T17"><text:a xlink:href="https://www.numerique.gouv.fr/publications/rgaa-accessibilite/methode-rgaa/criteres/#crit-8-2" xlink:type="simple">8.2</text:a></text:span></text:p>
          </table:table-cell>
          <table:table-cell table:style-name="ce25" table:formula="of:=[$'Règles (modèle)'.E20]" office:value-type="string" office:string-value="Validateur HTML" calcext:value-type="string">
            <text:p>Validateur HTML</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21]" office:value-type="string" office:string-value="F18" calcext:value-type="string">
            <text:p>F18</text:p>
          </table:table-cell>
          <table:table-cell table:style-name="ce91" office:value-type="string" calcext:value-type="string">
            <text:p><text:span text:style-name="T1">Dans chaque page web, la langue par défaut est-elle présente ? Le code de langue est-il pertinent ?</text:span></text:p>
            <text:p>(généralement attribut lang sur l’élément &lt;html&gt;)</text:p>
          </table:table-cell>
          <table:table-cell table:style-name="ce82" office:value-type="string" calcext:value-type="string">
            <text:p><text:span text:style-name="T17"><text:a xlink:href="https://www.numerique.gouv.fr/publications/rgaa-accessibilite/methode-rgaa/criteres/#crit-8-3" xlink:type="simple">8.3</text:a></text:span>, <text:span text:style-name="T17"><text:a xlink:href="https://www.numerique.gouv.fr/publications/rgaa-accessibilite/methode-rgaa/criteres/#crit-8-4" xlink:type="simple">8.4</text:a></text:span></text:p>
          </table:table-cell>
          <table:table-cell table:style-name="ce25" table:formula="of:=[$'Règles (modèle)'.E21]"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22]" office:value-type="string" office:string-value="F19" calcext:value-type="string">
            <text:p>F19</text:p>
          </table:table-cell>
          <table:table-cell table:style-name="ce15" office:value-type="string" calcext:value-type="string">
            <text:p>Chaque page web a-t-elle un titre de page ? Est-il pertinent ?</text:p>
          </table:table-cell>
          <table:table-cell table:style-name="ce82" office:value-type="string" calcext:value-type="string">
            <text:p><text:span text:style-name="T17"><text:a xlink:href="https://www.numerique.gouv.fr/publications/rgaa-accessibilite/methode-rgaa/criteres/#crit-8-5" xlink:type="simple">8.5</text:a></text:span>, <text:span text:style-name="T17"><text:a xlink:href="https://www.numerique.gouv.fr/publications/rgaa-accessibilite/methode-rgaa/criteres/#crit-8-6" xlink:type="simple">8.6</text:a></text:span></text:p>
          </table:table-cell>
          <table:table-cell table:style-name="ce25" table:formula="of:=[$'Règles (modèle)'.E22]"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3]" office:value-type="string" office:string-value="Structuration de l’information" calcext:value-type="string" table:number-columns-spanned="1" table:number-rows-spanned="2">
            <text:p>Structuration de l’information</text:p>
          </table:table-cell>
          <table:table-cell table:style-name="ce72" table:formula="of:=[$'Règles (modèle)'.B23]" office:value-type="string" office:string-value="F20" calcext:value-type="string">
            <text:p>F20</text:p>
          </table:table-cell>
          <table:table-cell table:style-name="ce91" office:value-type="string" calcext:value-type="string">
            <text:p><text:span text:style-name="T1">Dans chaque page web, l’information est-elle structurée par l’utilisation appropriée de titres ?</text:span></text:p>
            <text:p>– Hiérarchie pertinente ;</text:p>
            <text:p>– Contenu des titres pertinent ;</text:p>
            <text:p>– Texte ressemblant à un titre balisé comme tel.</text:p>
          </table:table-cell>
          <table:table-cell table:style-name="ce95" office:value-type="string" calcext:value-type="string">
            <text:p><text:span text:style-name="T17"><text:a xlink:href="https://www.numerique.gouv.fr/publications/rgaa-accessibilite/methode-rgaa/criteres/#crit-9-1" xlink:type="simple">9.1</text:a></text:span></text:p>
          </table:table-cell>
          <table:table-cell table:style-name="ce25" table:formula="of:=[$'Règles (modèle)'.E23]" office:value-type="string" office:string-value="HeadingsMap" calcext:value-type="string">
            <text:p>HeadingsMap</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4]" office:value-type="string" office:string-value="F21" calcext:value-type="string">
            <text:p>F21</text:p>
          </table:table-cell>
          <table:table-cell table:style-name="ce15" office:value-type="string" calcext:value-type="string">
            <text:p>Dans chaque page web, la structure du document est-elle cohérente (hors cas particuliers) ?</text:p>
            <text:p><text:span text:style-name="T2">(éléments &lt;header&gt;, &lt;nav&gt;, &lt;main&gt; visible unique, &lt;footer&gt;)</text:span></text:p>
          </table:table-cell>
          <table:table-cell table:style-name="ce95" office:value-type="string" calcext:value-type="string">
            <text:p><text:span text:style-name="T17"><text:a xlink:href="https://www.numerique.gouv.fr/publications/rgaa-accessibilite/methode-rgaa/criteres/#crit-9-2" xlink:type="simple">9.2</text:a></text:span></text:p>
          </table:table-cell>
          <table:table-cell table:style-name="ce25" table:formula="of:=[$'Règles (modèle)'.E24]"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25]" office:value-type="string" office:string-value="Présentation de l’information" calcext:value-type="string" table:number-columns-spanned="1" table:number-rows-spanned="4">
            <text:p>Présentation de l’information</text:p>
          </table:table-cell>
          <table:table-cell table:style-name="ce72" table:formula="of:=[$'Règles (modèle)'.B25]" office:value-type="string" office:string-value="F22" calcext:value-type="string">
            <text:p>F22</text:p>
          </table:table-cell>
          <table:table-cell table:style-name="ce15" office:value-type="string" calcext:value-type="string">
            <text:p>Pour chaque page web, les contenus cachés ont-ils vocation à être ignorés par les technologies d’assistance ?</text:p>
          </table:table-cell>
          <table:table-cell table:style-name="ce95" office:value-type="string" calcext:value-type="string">
            <text:p><text:span text:style-name="T17"><text:a xlink:href="https://www.numerique.gouv.fr/publications/rgaa-accessibilite/methode-rgaa/criteres/#crit-10-8" xlink:type="simple">10.8</text:a></text:span></text:p>
          </table:table-cell>
          <table:table-cell table:style-name="ce25" table:formula="of:=[$'Règles (modèle)'.E25]"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6]" office:value-type="string" office:string-value="F23" calcext:value-type="string">
            <text:p>F23</text:p>
          </table:table-cell>
          <table:table-cell table:style-name="ce15" office:value-type="string" calcext:value-type="string">
            <text:p>Dans chaque page web, l’information ne doit pas être donnée uniquement par la forme, taille ou position. Cette règle est-elle respectée et implémentée de façon pertinente ?</text:p>
          </table:table-cell>
          <table:table-cell table:style-name="ce82" office:value-type="string" calcext:value-type="string">
            <text:p><text:span text:style-name="T17"><text:a xlink:href="https://www.numerique.gouv.fr/publications/rgaa-accessibilite/methode-rgaa/criteres/#crit-10-9" xlink:type="simple">10.9</text:a></text:span>, <text:span text:style-name="T17"><text:a xlink:href="https://www.numerique.gouv.fr/publications/rgaa-accessibilite/methode-rgaa/criteres/#crit-10-10" xlink:type="simple">10.10</text:a></text:span></text:p>
          </table:table-cell>
          <table:table-cell table:style-name="ce25" table:formula="of:=[$'Règles (modèle)'.E26]" office:value-type="string" office:string-value="Vérification manuelle + lecture du contenu" calcext:value-type="string">
            <text:p>Vérification manuelle + lecture du contenu</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7]" office:value-type="string" office:string-value="F24" calcext:value-type="string">
            <text:p>F24</text:p>
          </table:table-cell>
          <table:table-cell table:style-name="ce15" office:value-type="string" calcext:value-type="string">
            <text:p>Pour chaque page web, les contenus peuvent-ils être présentés sans perte d’information et sans avoir recours à un défilement horizontal pour une fenêtre ayant une largeur de 320px (hors cas particuliers) ?</text:p>
          </table:table-cell>
          <table:table-cell table:style-name="ce95" office:value-type="string" calcext:value-type="string">
            <text:p><text:span text:style-name="T17"><text:a xlink:href="https://www.numerique.gouv.fr/publications/rgaa-accessibilite/methode-rgaa/criteres/#crit-10-11" xlink:type="simple">10.11</text:a></text:span></text:p>
          </table:table-cell>
          <table:table-cell table:style-name="ce25" table:formula="of:=[$'Règles (modèle)'.E27]" office:value-type="string" office:string-value="Vue adaptative du navigateur - Comparaison entre 2 onglets" calcext:value-type="string">
            <text:p>Vue adaptative du navigateur - Comparaison entre 2 onglets</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28]" office:value-type="string" office:string-value="F25" calcext:value-type="string">
            <text:p>F25</text:p>
          </table:table-cell>
          <table:table-cell table:style-name="ce15" office:value-type="string" calcext:value-type="string">
            <text:p>Dans chaque page web, les propriétés d’espacement du texte peuvent-elles être redéfinies par l’utilisateur sans perte de contenu ou de fonctionnalité (hors cas particuliers) ?</text:p>
          </table:table-cell>
          <table:table-cell table:style-name="ce95" office:value-type="string" calcext:value-type="string">
            <text:p><text:span text:style-name="T17"><text:a xlink:href="https://www.numerique.gouv.fr/publications/rgaa-accessibilite/methode-rgaa/criteres/#crit-10-12" xlink:type="simple">10.12</text:a></text:span></text:p>
          </table:table-cell>
          <table:table-cell table:style-name="ce25" table:formula="of:=[$'Règles (modèle)'.E28]" office:value-type="string" office:string-value="Stylus (avec feuille de style pour tester l'espacement des caractères)" calcext:value-type="string">
            <text:p>Stylus (avec feuille de style pour tester l'espacement des caractères)</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29]" office:value-type="string" office:string-value="Formulaires" calcext:value-type="string" table:number-columns-spanned="1" table:number-rows-spanned="5">
            <text:p>Formulaires</text:p>
          </table:table-cell>
          <table:table-cell table:style-name="ce72" table:formula="of:=[$'Règles (modèle)'.B29]" office:value-type="string" office:string-value="F26" calcext:value-type="string">
            <text:p>F26</text:p>
          </table:table-cell>
          <table:table-cell table:style-name="ce15" office:value-type="string" calcext:value-type="string">
            <text:p>Chaque champ de formulaire a-t-il une étiquette ? Est-elle pertinente ?</text:p>
            <text:p><text:span text:style-name="T2">(généralement &lt;label&gt; avec attribut for + id sur le champ. Attention particulière si usage aria-label ou aria-labelledby)</text:span></text:p>
          </table:table-cell>
          <table:table-cell table:style-name="ce82" office:value-type="string" calcext:value-type="string">
            <text:p><text:span text:style-name="T17"><text:a xlink:href="https://www.numerique.gouv.fr/publications/rgaa-accessibilite/methode-rgaa/criteres/#crit-11-1" xlink:type="simple">11.1</text:a></text:span>, <text:span text:style-name="T17"><text:a xlink:href="https://www.numerique.gouv.fr/publications/rgaa-accessibilite/methode-rgaa/criteres/#crit-11-2" xlink:type="simple">11.2</text:a></text:span></text:p>
          </table:table-cell>
          <table:table-cell table:style-name="ce25" table:formula="of:=[$'Règles (modèle)'.E29]"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covered-table-cell table:style-name="En-tête_20_de_20_tableau"/>
          <table:table-cell table:style-name="ce72" table:formula="of:=[$'Règles (modèle)'.B30]" office:value-type="string" office:string-value="F27" calcext:value-type="string">
            <text:p>F27</text:p>
          </table:table-cell>
          <table:table-cell table:style-name="ce15" office:value-type="string" calcext:value-type="string">
            <text:p>Dans chaque formulaire, chaque étiquette de champ et son champ associé sont-ils accolés (hors cas particuliers) ?</text:p>
          </table:table-cell>
          <table:table-cell table:style-name="ce95" office:value-type="string" calcext:value-type="string">
            <text:p><text:span text:style-name="T17"><text:a xlink:href="https://www.numerique.gouv.fr/publications/rgaa-accessibilite/methode-rgaa/criteres/#crit-11-4" xlink:type="simple">11.4</text:a></text:span></text:p>
          </table:table-cell>
          <table:table-cell table:style-name="ce25" table:formula="of:=[$'Règles (modèle)'.E30]"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7">
          <table:covered-table-cell table:style-name="En-tête_20_de_20_tableau"/>
          <table:table-cell table:style-name="ce72" table:formula="of:=[$'Règles (modèle)'.B31]" office:value-type="string" office:string-value="F28" calcext:value-type="string">
            <text:p>F28</text:p>
          </table:table-cell>
          <table:table-cell table:style-name="ce15" office:value-type="string" calcext:value-type="string">
            <text:p>Dans chaque formulaire, les champs de même nature sont-ils regroupés, si nécessaire ? </text:p>
            <text:p>Le regroupement a-t-il une légende ? Est-elle pertinente ?</text:p>
          </table:table-cell>
          <table:table-cell table:style-name="ce82" office:value-type="string" calcext:value-type="string">
            <text:p><text:span text:style-name="T17"><text:a xlink:href="https://www.numerique.gouv.fr/publications/rgaa-accessibilite/methode-rgaa/criteres/#crit-11-5" xlink:type="simple">11.5</text:a></text:span>, <text:span text:style-name="T17"><text:a xlink:href="https://www.numerique.gouv.fr/publications/rgaa-accessibilite/methode-rgaa/criteres/#crit-11-6" xlink:type="simple">11.6</text:a></text:span>, <text:span text:style-name="T17"><text:a xlink:href="https://www.numerique.gouv.fr/publications/rgaa-accessibilite/methode-rgaa/criteres/#crit-11-7" xlink:type="simple">11.7</text:a></text:span></text:p>
          </table:table-cell>
          <table:table-cell table:style-name="ce25" table:formula="of:=[$'Règles (modèle)'.E31]" office:value-type="string" office:string-value="Assistant RGAA" calcext:value-type="string">
            <text:p>Assistant RGAA</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2">
          <table:covered-table-cell table:style-name="En-tête_20_de_20_tableau"/>
          <table:table-cell table:style-name="ce72" table:formula="of:=[$'Règles (modèle)'.B32]" office:value-type="string" office:string-value="F29" calcext:value-type="string">
            <text:p>F29</text:p>
          </table:table-cell>
          <table:table-cell table:style-name="ce15" office:value-type="string" calcext:value-type="string">
            <text:p>Dans chaque formulaire, l’intitulé de chaque bouton est-il pertinent (hors cas particuliers) ?</text:p>
          </table:table-cell>
          <table:table-cell table:style-name="ce95" office:value-type="string" calcext:value-type="string">
            <text:p><text:span text:style-name="T17"><text:a xlink:href="https://www.numerique.gouv.fr/publications/rgaa-accessibilite/methode-rgaa/criteres/#crit-11-9" xlink:type="simple">11.9</text:a></text:span></text:p>
          </table:table-cell>
          <table:table-cell table:style-name="ce25" table:formula="of:=[$'Règles (modèle)'.E32]"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8">
          <table:covered-table-cell table:style-name="En-tête_20_de_20_tableau"/>
          <table:table-cell table:style-name="ce72" table:formula="of:=[$'Règles (modèle)'.B33]" office:value-type="string" office:string-value="F30" calcext:value-type="string">
            <text:p>F30</text:p>
          </table:table-cell>
          <table:table-cell table:style-name="ce15" office:value-type="string" calcext:value-type="string">
            <text:p>Dans chaque formulaire, le contrôle de saisie est-il utilisé de manière pertinente (hors cas particuliers) ?</text:p>
            <text:p><text:span text:style-name="T2">– Champs obligatoires indiqués</text:span></text:p>
            <text:p><text:span text:style-name="T2">– Messages d’erreur pour l’absence de saisie d’un champ obligatoire</text:span></text:p>
            <text:p><text:span text:style-name="T2">– Instructions et indications du type de données et/ou de format obligatoires visible et hors placeholder</text:span></text:p>
            <text:p><text:span text:style-name="T2">– Messages d’erreurs fournissant une instruction ou une indication du type de données et/ou de format obligatoire des champs</text:span></text:p>
          </table:table-cell>
          <table:table-cell table:style-name="ce95" office:value-type="string" calcext:value-type="string">
            <text:p><text:span text:style-name="T17"><text:a xlink:href="https://www.numerique.gouv.fr/publications/rgaa-accessibilite/methode-rgaa/criteres/#crit-11-10" xlink:type="simple">11.10</text:a></text:span></text:p>
          </table:table-cell>
          <table:table-cell table:style-name="ce25" table:formula="of:=[$'Règles (modèle)'.E33]"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6">
          <table:table-cell table:style-name="En-tête_20_de_20_tableau" table:formula="of:=[$'Règles (modèle)'.A34]" office:value-type="string" office:string-value="Navigation" calcext:value-type="string">
            <text:p>Navigation</text:p>
          </table:table-cell>
          <table:table-cell table:style-name="ce72" table:formula="of:=[$'Règles (modèle)'.B34]" office:value-type="string" office:string-value="F31" calcext:value-type="string">
            <text:p>F31</text:p>
          </table:table-cell>
          <table:table-cell table:style-name="ce15" office:value-type="string" calcext:value-type="string">
            <text:p>Dans chaque page web, un lien d’évitement ou d’accès rapide à la zone de contenu principal est-il présent (hors cas particuliers) ?</text:p>
          </table:table-cell>
          <table:table-cell table:style-name="ce95" office:value-type="string" calcext:value-type="string">
            <text:p><text:span text:style-name="T17"><text:a xlink:href="https://www.numerique.gouv.fr/publications/rgaa-accessibilite/methode-rgaa/criteres/#crit-12-7" xlink:type="simple">12.7</text:a></text:span></text:p>
          </table:table-cell>
          <table:table-cell table:style-name="ce25" table:formula="of:=[$'Règles (modèle)'.E34]"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8">
          <table:table-cell table:style-name="En-tête_20_de_20_tableau" table:formula="of:=[$'Règles (modèle)'.A35]" office:value-type="string" office:string-value="Consultation" calcext:value-type="string" table:number-columns-spanned="1" table:number-rows-spanned="3">
            <text:p>Consultation</text:p>
          </table:table-cell>
          <table:table-cell table:style-name="ce72" table:formula="of:=[$'Règles (modèle)'.B35]" office:value-type="string" office:string-value="F32" calcext:value-type="string">
            <text:p>F32</text:p>
          </table:table-cell>
          <table:table-cell table:style-name="ce15" office:value-type="string" calcext:value-type="string">
            <text:p>Pour chaque page web, l’utilisateur a-t-il le contrôle de chaque limite de temps modifiant le contenu (hors cas particuliers) ?</text:p>
            <text:p><text:span text:style-name="T2">(expiration de session, rafraîchissement de page/contenu automatique, redirection non immédiate)</text:span></text:p>
          </table:table-cell>
          <table:table-cell table:style-name="ce95" office:value-type="string" calcext:value-type="string">
            <text:p><text:span text:style-name="T17"><text:a xlink:href="https://www.numerique.gouv.fr/publications/rgaa-accessibilite/methode-rgaa/criteres/#crit-13-1" xlink:type="simple">13.1</text:a></text:span></text:p>
          </table:table-cell>
          <table:table-cell table:style-name="ce25" table:formula="of:=[$'Règles (modèle)'.E35]"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1">
          <table:covered-table-cell table:style-name="En-tête_20_de_20_tableau"/>
          <table:table-cell table:style-name="ce72" table:formula="of:=[$'Règles (modèle)'.B36]" office:value-type="string" office:string-value="F33" calcext:value-type="string">
            <text:p>F33</text:p>
          </table:table-cell>
          <table:table-cell table:style-name="ce15" office:value-type="string" calcext:value-type="string">
            <text:p>Dans chaque page web, les changements brusques de luminosité ou les effets de flash sont-ils correctement utilisés ?</text:p>
            <text:p><text:span text:style-name="T2">(image, multimédia, script, CSS)</text:span></text:p>
            <text:p><text:span text:style-name="T2">– La fréquence de l’effet est inférieure à 3 par seconde ;</text:span></text:p>
            <text:p><text:span text:style-name="T2">– La surface totale cumulée des effets est inférieure ou égale à 21824 pixels.</text:span></text:p>
          </table:table-cell>
          <table:table-cell table:style-name="ce95" office:value-type="string" calcext:value-type="string">
            <text:p><text:span text:style-name="T17"><text:a xlink:href="https://www.numerique.gouv.fr/publications/rgaa-accessibilite/methode-rgaa/criteres/#crit-13-7" xlink:type="simple">13.7</text:a></text:span></text:p>
          </table:table-cell>
          <table:table-cell table:style-name="ce25" table:formula="of:=[$'Règles (modèle)'.E36]"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19">
          <table:covered-table-cell table:style-name="En-tête_20_de_20_tableau"/>
          <table:table-cell table:style-name="ce72" table:formula="of:=[$'Règles (modèle)'.B37]" office:value-type="string" office:string-value="F34" calcext:value-type="string">
            <text:p>F34</text:p>
          </table:table-cell>
          <table:table-cell table:style-name="ce15" office:value-type="string" calcext:value-type="string">
            <text:p>Dans chaque page web, chaque contenu en mouvement ou clignotant est-il contrôlable par l’utilisateur ?</text:p>
            <text:p><text:span text:style-name="T2">– La durée du mouvement est inférieure ou égale à 5 secondes ;</text:span></text:p>
            <text:p><text:span text:style-name="T2">– ou L’utilisateur peut arrêter et relancer le mouvement ;</text:span></text:p>
            <text:p><text:span text:style-name="T34">– ou </text:span><text:span text:style-name="T2">L’utilisateur peut afficher et masquer le contenu en mouvement ;</text:span></text:p>
            <text:p><text:span text:style-name="T34">– ou </text:span><text:span text:style-name="T2">L’utilisateur peut afficher la totalité de l’information sans le mouvement.</text:span></text:p>
          </table:table-cell>
          <table:table-cell table:style-name="ce95" office:value-type="string" calcext:value-type="string">
            <text:p><text:span text:style-name="T17"><text:a xlink:href="https://www.numerique.gouv.fr/publications/rgaa-accessibilite/methode-rgaa/criteres/#crit-13-8" xlink:type="simple">13.8</text:a></text:span></text:p>
          </table:table-cell>
          <table:table-cell table:style-name="ce25" table:formula="of:=[$'Règles (modèle)'.E37]" office:value-type="string" office:string-value="Vérification manuelle" calcext:value-type="string">
            <text:p>Vérification manuelle</text:p>
          </table:table-cell>
          <table:table-cell table:style-name="ce172" table:content-validation-name="val1" office:value-type="string" calcext:value-type="string">
            <text:p>NT</text:p>
          </table:table-cell>
          <table:table-cell table:style-name="ce74"/>
          <table:table-cell table:number-columns-repeated="1017"/>
        </table:table-row>
        <table:table-row table:style-name="ro3">
          <table:table-cell table:style-name="ce78" table:formula="of:=[$'Règles (modèle)'.A38]" office:value-type="string" office:string-value="Autres critères invalidés" calcext:value-type="string" table:number-columns-spanned="1" table:number-rows-spanned="10">
            <text:p>Autres critères invalidés</text:p>
          </table:table-cell>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covered-table-cell table:style-name="En-tête_20_de_20_tableau"/>
          <table:table-cell table:style-name="ce72"/>
          <table:table-cell table:style-name="ce15"/>
          <table:table-cell table:style-name="ce95"/>
          <table:table-cell table:style-name="ce25"/>
          <table:table-cell table:style-name="ce173" table:content-validation-name="val2"/>
          <table:table-cell table:style-name="ce74"/>
          <table:table-cell table:number-columns-repeated="1017"/>
        </table:table-row>
        <table:table-row table:style-name="ro3" table:number-rows-repeated="1048528">
          <table:table-cell table:number-columns-repeated="1024"/>
        </table:table-row>
        <table:table-row table:style-name="ro3">
          <table:table-cell table:number-columns-repeated="1024"/>
        </table:table-row>
        <calcext:conditional-formats>
          <calcext:conditional-format calcext:target-range-address="P10.F5:P10.F47">
            <calcext:condition calcext:apply-style-name="Statut - Oui (problème détecté)" calcext:value="=&quot;Problème(s) détecté(s)&quot;" calcext:base-cell-address="P10.F5"/>
            <calcext:condition calcext:apply-style-name="Statut - Non (problème non détecté)" calcext:value="=&quot;Problème non détecté&quot;" calcext:base-cell-address="P10.F5"/>
            <calcext:condition calcext:apply-style-name="Statut - NA" calcext:value="=&quot;NA&quot;" calcext:base-cell-address="P10.F5"/>
            <calcext:condition calcext:apply-style-name="Statut - NT" calcext:value="=&quot;NT&quot;" calcext:base-cell-address="P10.F5"/>
          </calcext:conditional-format>
          <calcext:conditional-format calcext:target-range-address="P10.F4:P10.F37">
            <calcext:condition calcext:apply-style-name="Statut - Oui (problème détecté)" calcext:value="=&quot;Invalidé&quot;" calcext:base-cell-address="P10.F4"/>
            <calcext:condition calcext:apply-style-name="Statut - Non (problème non détecté)" calcext:value="=&quot;Validé&quot;" calcext:base-cell-address="P10.F4"/>
            <calcext:condition calcext:apply-style-name="Statut - NA" calcext:value="=&quot;NA&quot;" calcext:base-cell-address="P10.F4"/>
            <calcext:condition calcext:apply-style-name="Statut - NT" calcext:value="=&quot;NT&quot;" calcext:base-cell-address="P10.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G48" table:display-filter-buttons="true"/>
        <table:database-range table:name="__Anonymous_Sheet_DB__5" table:target-range-address="P01.A3:P01.G37" table:display-filter-buttons="true"/>
        <table:database-range table:name="__Anonymous_Sheet_DB__6" table:target-range-address="P02.A3:P02.G37" table:display-filter-buttons="true"/>
        <table:database-range table:name="__Anonymous_Sheet_DB__7" table:target-range-address="P03.A3:P03.G37" table:display-filter-buttons="true"/>
        <table:database-range table:name="__Anonymous_Sheet_DB__8" table:target-range-address="P04.A3:P04.G37" table:display-filter-buttons="true"/>
        <table:database-range table:name="__Anonymous_Sheet_DB__9" table:target-range-address="P05.A3:P05.G37" table:display-filter-buttons="true"/>
        <table:database-range table:name="__Anonymous_Sheet_DB__10" table:target-range-address="P06.A3:P06.G37" table:display-filter-buttons="true"/>
        <table:database-range table:name="__Anonymous_Sheet_DB__11" table:target-range-address="P07.A3:P07.G37" table:display-filter-buttons="true"/>
        <table:database-range table:name="__Anonymous_Sheet_DB__12" table:target-range-address="P08.A3:P08.G37" table:display-filter-buttons="true"/>
        <table:database-range table:name="__Anonymous_Sheet_DB__13" table:target-range-address="P09.A3:P09.G37" table:display-filter-buttons="true"/>
        <table:database-range table:name="__Anonymous_Sheet_DB__14" table:target-range-address="P10.A3:P10.G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date-style style:name="N115">
      <number:day number:style="long"/>
      <number:text>-</number:text>
      <number:month number:textual="true"/>
    </number:date-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13">00/00/0000</text:date>, <text:time style:data-style-name="N2" text:time-value="16:55:21.101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3T16:55:29.495000000</dc:date>
    <meta:editing-duration>P1DT3H38M54S</meta:editing-duration>
    <meta:editing-cycles>135</meta:editing-cycles>
    <meta:generator>LibreOffice/7.3.2.2$Windows_X86_64 LibreOffice_project/49f2b1bff42cfccbd8f788c8dc32c1c309559be0</meta:generator>
    <meta:document-statistic meta:table-count="15" meta:cell-count="2197" meta:object-count="0"/>
  </office:meta>
</office:document-meta>
</file>